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14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.76mm"/>
    </style:style>
    <style:style style:name="co9" style:family="table-column">
      <style:table-column-properties fo:break-before="auto" style:column-width="6.26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4.16mm"/>
    </style:style>
    <style:style style:name="co13" style:family="table-column">
      <style:table-column-properties fo:break-before="auto" style:column-width="12.31mm"/>
    </style:style>
    <style:style style:name="co14" style:family="table-column">
      <style:table-column-properties fo:break-before="auto" style:column-width="5.7mm"/>
    </style:style>
    <style:style style:name="co15" style:family="table-column">
      <style:table-column-properties fo:break-before="auto" style:column-width="8.61mm"/>
    </style:style>
    <style:style style:name="co16" style:family="table-column">
      <style:table-column-properties fo:break-before="auto" style:column-width="12.05mm"/>
    </style:style>
    <style:style style:name="co17" style:family="table-column">
      <style:table-column-properties fo:break-before="auto" style:column-width="13.9mm"/>
    </style:style>
    <style:style style:name="co18" style:family="table-column">
      <style:table-column-properties fo:break-before="auto" style:column-width="7.28mm"/>
    </style:style>
    <style:style style:name="co19" style:family="table-column">
      <style:table-column-properties fo:break-before="auto" style:column-width="19.98mm"/>
    </style:style>
    <style:style style:name="co20" style:family="table-column">
      <style:table-column-properties fo:break-before="auto" style:column-width="16.02mm"/>
    </style:style>
    <style:style style:name="co21" style:family="table-column">
      <style:table-column-properties fo:break-before="auto" style:column-width="10.46mm"/>
    </style:style>
    <style:style style:name="co22" style:family="table-column">
      <style:table-column-properties fo:break-before="auto" style:column-width="36.92mm"/>
    </style:style>
    <style:style style:name="co23" style:family="table-column">
      <style:table-column-properties fo:break-before="auto" style:column-width="36.39mm"/>
    </style:style>
    <style:style style:name="co24" style:family="table-column">
      <style:table-column-properties fo:break-before="auto" style:column-width="18.4mm"/>
    </style:style>
    <style:style style:name="co25" style:family="table-column">
      <style:table-column-properties fo:break-before="auto" style:column-width="29.77mm"/>
    </style:style>
    <style:style style:name="co26" style:family="table-column">
      <style:table-column-properties fo:break-before="auto" style:column-width="17.87mm"/>
    </style:style>
    <style:style style:name="co27" style:family="table-column">
      <style:table-column-properties fo:break-before="auto" style:column-width="21.57mm"/>
    </style:style>
    <style:style style:name="co28" style:family="table-column">
      <style:table-column-properties fo:break-before="auto" style:column-width="19.72mm"/>
    </style:style>
    <style:style style:name="co29" style:family="table-column">
      <style:table-column-properties fo:break-before="auto" style:column-width="7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gression" table:style-name="ta1">
        <table:shapes>
          <draw:frame draw:z-index="0" draw:style-name="gr1" draw:text-style-name="P2" svg:width="159.99mm" svg:height="89.99mm" svg:x="317.05mm" svg:y="191.79mm">
            <loext:p draw:notify-on-update-of-ranges="progression.B2:progression.B54 progression.F1:progression.F1 progression.F2:progression.F54" text:style-name="P1">=</loext:p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draw:text-style-name="P2" svg:width="159.99mm" svg:height="89.99mm" svg:x="316.5mm" svg:y="0.01mm">
            <loext:p draw:notify-on-update-of-ranges="progression.B2:progression.B54 progression.C1:progression.C1 progression.C2:progression.C54 progression.D1:progression.D1 progression.D2:progression.D5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2" draw:text-style-name="P2" svg:width="167.04mm" svg:height="90.04mm" svg:x="316.49mm" svg:y="94.83mm">
            <loext:p draw:notify-on-update-of-ranges="progression.B2:progression.B54 progression.G1:progression.G1 progression.G2:progression.G5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2" draw:text-style-name="P2" svg:width="159.99mm" svg:height="89.99mm" svg:x="136.63mm" svg:y="1mm">
            <loext:p draw:notify-on-update-of-ranges="progression.G1:progression.G1 progression.G2:progression.G54 progression.C1:progression.C1 progression.C2:progression.C54 progression.G1:progression.G1 progression.G2:progression.G54 progression.D1:progression.D1 progression.D2:progression.D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4" draw:style-name="gr2" draw:text-style-name="P2" svg:width="159.99mm" svg:height="89.99mm" svg:x="138.83mm" svg:y="98.75mm">
            <loext:p draw:notify-on-update-of-ranges="progression.G1:progression.G1 progression.G2:progression.G42 progression.E1:progression.E1 progression.E2:progression.E4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11</text:p>
          </table:table-cell>
          <table:table-cell office:value-type="float" office:value="2.277793" calcext:value-type="float">
            <text:p>2.277793</text:p>
          </table:table-cell>
          <table:table-cell office:value-type="float" office:value="0.174874" calcext:value-type="float">
            <text:p>0.174874</text:p>
          </table:table-cell>
          <table:table-cell table:formula="of:=[.C2]+[.D2]" office:value-type="float" office:value="2.452667" calcext:value-type="float">
            <text:p>2.452667</text:p>
          </table:table-cell>
          <table:table-cell office:value-type="float" office:value="85889" calcext:value-type="float">
            <text:p>858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12</text:p>
          </table:table-cell>
          <table:table-cell office:value-type="float" office:value="6.129723" calcext:value-type="float">
            <text:p>6.129723</text:p>
          </table:table-cell>
          <table:table-cell office:value-type="float" office:value="1.644647" calcext:value-type="float">
            <text:p>1.644647</text:p>
          </table:table-cell>
          <table:table-cell table:formula="of:=[.C3]+[.D3]" office:value-type="float" office:value="7.77437" calcext:value-type="float">
            <text:p>7.77437</text:p>
          </table:table-cell>
          <table:table-cell office:value-type="float" office:value="538858" calcext:value-type="float">
            <text:p>5388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13</text:p>
          </table:table-cell>
          <table:table-cell office:value-type="float" office:value="52.692507" calcext:value-type="float">
            <text:p>52.692507</text:p>
          </table:table-cell>
          <table:table-cell office:value-type="float" office:value="1.02712" calcext:value-type="float">
            <text:p>1.02712</text:p>
          </table:table-cell>
          <table:table-cell table:formula="of:=[.C4]+[.D4]" office:value-type="float" office:value="53.719627" calcext:value-type="float">
            <text:p>53.719627</text:p>
          </table:table-cell>
          <table:table-cell office:value-type="float" office:value="461829" calcext:value-type="float">
            <text:p>4618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14</text:p>
          </table:table-cell>
          <table:table-cell office:value-type="float" office:value="1.712368" calcext:value-type="float">
            <text:p>1.712368</text:p>
          </table:table-cell>
          <table:table-cell office:value-type="float" office:value="1.115517" calcext:value-type="float">
            <text:p>1.115517</text:p>
          </table:table-cell>
          <table:table-cell table:formula="of:=[.C5]+[.D5]" office:value-type="float" office:value="2.827885" calcext:value-type="float">
            <text:p>2.827885</text:p>
          </table:table-cell>
          <table:table-cell office:value-type="float" office:value="481251" calcext:value-type="float">
            <text:p>4812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15</text:p>
          </table:table-cell>
          <table:table-cell office:value-type="float" office:value="1.838035" calcext:value-type="float">
            <text:p>1.838035</text:p>
          </table:table-cell>
          <table:table-cell office:value-type="float" office:value="0.363251" calcext:value-type="float">
            <text:p>0.363251</text:p>
          </table:table-cell>
          <table:table-cell table:formula="of:=[.C6]+[.D6]" office:value-type="float" office:value="2.201286" calcext:value-type="float">
            <text:p>2.201286</text:p>
          </table:table-cell>
          <table:table-cell office:value-type="float" office:value="336516" calcext:value-type="float">
            <text:p>3365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16</text:p>
          </table:table-cell>
          <table:table-cell office:value-type="float" office:value="4.565168" calcext:value-type="float">
            <text:p>4.565168</text:p>
          </table:table-cell>
          <table:table-cell office:value-type="float" office:value="13.147825" calcext:value-type="float">
            <text:p>13.147825</text:p>
          </table:table-cell>
          <table:table-cell table:formula="of:=[.C7]+[.D7]" office:value-type="float" office:value="17.712993" calcext:value-type="float">
            <text:p>17.712993</text:p>
          </table:table-cell>
          <table:table-cell office:value-type="float" office:value="1221276" calcext:value-type="float">
            <text:p>12212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17</text:p>
          </table:table-cell>
          <table:table-cell office:value-type="float" office:value="19.434595" calcext:value-type="float">
            <text:p>19.434595</text:p>
          </table:table-cell>
          <table:table-cell office:value-type="float" office:value="14.587552" calcext:value-type="float">
            <text:p>14.587552</text:p>
          </table:table-cell>
          <table:table-cell table:formula="of:=[.C8]+[.D8]" office:value-type="float" office:value="34.022147" calcext:value-type="float">
            <text:p>34.022147</text:p>
          </table:table-cell>
          <table:table-cell office:value-type="float" office:value="1172907" calcext:value-type="float">
            <text:p>11729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18</text:p>
          </table:table-cell>
          <table:table-cell office:value-type="float" office:value="20.586204" calcext:value-type="float">
            <text:p>20.586204</text:p>
          </table:table-cell>
          <table:table-cell office:value-type="float" office:value="12.281966" calcext:value-type="float">
            <text:p>12.281966</text:p>
          </table:table-cell>
          <table:table-cell table:formula="of:=[.C9]+[.D9]" office:value-type="float" office:value="32.86817" calcext:value-type="float">
            <text:p>32.86817</text:p>
          </table:table-cell>
          <table:table-cell office:value-type="float" office:value="1228413" calcext:value-type="float">
            <text:p>12284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19</text:p>
          </table:table-cell>
          <table:table-cell office:value-type="float" office:value="15.064807" calcext:value-type="float">
            <text:p>15.064807</text:p>
          </table:table-cell>
          <table:table-cell office:value-type="float" office:value="12.384291" calcext:value-type="float">
            <text:p>12.384291</text:p>
          </table:table-cell>
          <table:table-cell table:formula="of:=[.C10]+[.D10]" office:value-type="float" office:value="27.449098" calcext:value-type="float">
            <text:p>27.449098</text:p>
          </table:table-cell>
          <table:table-cell office:value-type="float" office:value="1146125" calcext:value-type="float">
            <text:p>11461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20</text:p>
          </table:table-cell>
          <table:table-cell office:value-type="float" office:value="6.456404" calcext:value-type="float">
            <text:p>6.456404</text:p>
          </table:table-cell>
          <table:table-cell office:value-type="float" office:value="8.163427" calcext:value-type="float">
            <text:p>8.163427</text:p>
          </table:table-cell>
          <table:table-cell table:formula="of:=[.C11]+[.D11]" office:value-type="float" office:value="14.619831" calcext:value-type="float">
            <text:p>14.619831</text:p>
          </table:table-cell>
          <table:table-cell office:value-type="float" office:value="787318" calcext:value-type="float">
            <text:p>7873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21</text:p>
          </table:table-cell>
          <table:table-cell office:value-type="float" office:value="7.098999" calcext:value-type="float">
            <text:p>7.098999</text:p>
          </table:table-cell>
          <table:table-cell office:value-type="float" office:value="9.132625" calcext:value-type="float">
            <text:p>9.132625</text:p>
          </table:table-cell>
          <table:table-cell table:formula="of:=[.C12]+[.D12]" office:value-type="float" office:value="16.231624" calcext:value-type="float">
            <text:p>16.231624</text:p>
          </table:table-cell>
          <table:table-cell office:value-type="float" office:value="1516611" calcext:value-type="float">
            <text:p>15166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22</text:p>
          </table:table-cell>
          <table:table-cell office:value-type="float" office:value="13.218152" calcext:value-type="float">
            <text:p>13.218152</text:p>
          </table:table-cell>
          <table:table-cell office:value-type="float" office:value="15.059022" calcext:value-type="float">
            <text:p>15.059022</text:p>
          </table:table-cell>
          <table:table-cell table:formula="of:=[.C13]+[.D13]" office:value-type="float" office:value="28.277174" calcext:value-type="float">
            <text:p>28.277174</text:p>
          </table:table-cell>
          <table:table-cell office:value-type="float" office:value="2639764" calcext:value-type="float">
            <text:p>26397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23</text:p>
          </table:table-cell>
          <table:table-cell office:value-type="float" office:value="10.477527" calcext:value-type="float">
            <text:p>10.477527</text:p>
          </table:table-cell>
          <table:table-cell office:value-type="float" office:value="23.173839" calcext:value-type="float">
            <text:p>23.173839</text:p>
          </table:table-cell>
          <table:table-cell table:formula="of:=[.C14]+[.D14]" office:value-type="float" office:value="33.651366" calcext:value-type="float">
            <text:p>33.651366</text:p>
          </table:table-cell>
          <table:table-cell office:value-type="float" office:value="2331865" calcext:value-type="float">
            <text:p>23318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24</text:p>
          </table:table-cell>
          <table:table-cell office:value-type="float" office:value="20.138864" calcext:value-type="float">
            <text:p>20.138864</text:p>
          </table:table-cell>
          <table:table-cell office:value-type="float" office:value="26.042644" calcext:value-type="float">
            <text:p>26.042644</text:p>
          </table:table-cell>
          <table:table-cell table:formula="of:=[.C15]+[.D15]" office:value-type="float" office:value="46.181508" calcext:value-type="float">
            <text:p>46.181508</text:p>
          </table:table-cell>
          <table:table-cell office:value-type="float" office:value="1441404" calcext:value-type="float">
            <text:p>14414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25</text:p>
          </table:table-cell>
          <table:table-cell office:value-type="float" office:value="47.571869" calcext:value-type="float">
            <text:p>47.571869</text:p>
          </table:table-cell>
          <table:table-cell office:value-type="float" office:value="16.88662" calcext:value-type="float">
            <text:p>16.88662</text:p>
          </table:table-cell>
          <table:table-cell table:formula="of:=[.C16]+[.D16]" office:value-type="float" office:value="64.458489" calcext:value-type="float">
            <text:p>64.458489</text:p>
          </table:table-cell>
          <table:table-cell office:value-type="float" office:value="785073" calcext:value-type="float">
            <text:p>7850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26</text:p>
          </table:table-cell>
          <table:table-cell office:value-type="float" office:value="53.770966" calcext:value-type="float">
            <text:p>53.770966</text:p>
          </table:table-cell>
          <table:table-cell office:value-type="float" office:value="5.854965" calcext:value-type="float">
            <text:p>5.854965</text:p>
          </table:table-cell>
          <table:table-cell table:formula="of:=[.C17]+[.D17]" office:value-type="float" office:value="59.625931" calcext:value-type="float">
            <text:p>59.625931</text:p>
          </table:table-cell>
          <table:table-cell office:value-type="float" office:value="884385" calcext:value-type="float">
            <text:p>88438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27</text:p>
          </table:table-cell>
          <table:table-cell office:value-type="float" office:value="45.643111" calcext:value-type="float">
            <text:p>45.643111</text:p>
          </table:table-cell>
          <table:table-cell office:value-type="float" office:value="9.454959" calcext:value-type="float">
            <text:p>9.454959</text:p>
          </table:table-cell>
          <table:table-cell table:formula="of:=[.C18]+[.D18]" office:value-type="float" office:value="55.09807" calcext:value-type="float">
            <text:p>55.09807</text:p>
          </table:table-cell>
          <table:table-cell office:value-type="float" office:value="1662315" calcext:value-type="float">
            <text:p>16623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28</text:p>
          </table:table-cell>
          <table:table-cell office:value-type="float" office:value="22.106419" calcext:value-type="float">
            <text:p>22.106419</text:p>
          </table:table-cell>
          <table:table-cell office:value-type="float" office:value="3.435733" calcext:value-type="float">
            <text:p>3.435733</text:p>
          </table:table-cell>
          <table:table-cell table:formula="of:=[.C19]+[.D19]" office:value-type="float" office:value="25.542152" calcext:value-type="float">
            <text:p>25.542152</text:p>
          </table:table-cell>
          <table:table-cell office:value-type="float" office:value="696072" calcext:value-type="float">
            <text:p>6960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29</text:p>
          </table:table-cell>
          <table:table-cell office:value-type="float" office:value="10.990956" calcext:value-type="float">
            <text:p>10.990956</text:p>
          </table:table-cell>
          <table:table-cell office:value-type="float" office:value="0.013006" calcext:value-type="float">
            <text:p>0.013006</text:p>
          </table:table-cell>
          <table:table-cell table:formula="of:=[.C20]+[.D20]" office:value-type="float" office:value="11.003962" calcext:value-type="float">
            <text:p>11.003962</text:p>
          </table:table-cell>
          <table:table-cell office:value-type="float" office:value="145993" calcext:value-type="float">
            <text:p>1459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30</text:p>
          </table:table-cell>
          <table:table-cell office:value-type="float" office:value="6.583275" calcext:value-type="float">
            <text:p>6.583275</text:p>
          </table:table-cell>
          <table:table-cell office:value-type="float" office:value="1.503557" calcext:value-type="float">
            <text:p>1.503557</text:p>
          </table:table-cell>
          <table:table-cell table:formula="of:=[.C21]+[.D21]" office:value-type="float" office:value="8.086832" calcext:value-type="float">
            <text:p>8.086832</text:p>
          </table:table-cell>
          <table:table-cell office:value-type="float" office:value="453960" calcext:value-type="float">
            <text:p>4539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31</text:p>
          </table:table-cell>
          <table:table-cell office:value-type="float" office:value="17.180848" calcext:value-type="float">
            <text:p>17.180848</text:p>
          </table:table-cell>
          <table:table-cell office:value-type="float" office:value="1.900469" calcext:value-type="float">
            <text:p>1.900469</text:p>
          </table:table-cell>
          <table:table-cell table:formula="of:=[.C22]+[.D22]" office:value-type="float" office:value="19.081317" calcext:value-type="float">
            <text:p>19.081317</text:p>
          </table:table-cell>
          <table:table-cell office:value-type="float" office:value="1106289" calcext:value-type="float">
            <text:p>11062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32</text:p>
          </table:table-cell>
          <table:table-cell office:value-type="float" office:value="5.035426" calcext:value-type="float">
            <text:p>5.035426</text:p>
          </table:table-cell>
          <table:table-cell office:value-type="float" office:value="2.41871" calcext:value-type="float">
            <text:p>2.41871</text:p>
          </table:table-cell>
          <table:table-cell table:formula="of:=[.C23]+[.D23]" office:value-type="float" office:value="7.454136" calcext:value-type="float">
            <text:p>7.454136</text:p>
          </table:table-cell>
          <table:table-cell office:value-type="float" office:value="3146970" calcext:value-type="float">
            <text:p>314697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33</text:p>
          </table:table-cell>
          <table:table-cell office:value-type="float" office:value="3.548445" calcext:value-type="float">
            <text:p>3.548445</text:p>
          </table:table-cell>
          <table:table-cell office:value-type="float" office:value="2.002862" calcext:value-type="float">
            <text:p>2.002862</text:p>
          </table:table-cell>
          <table:table-cell table:formula="of:=[.C24]+[.D24]" office:value-type="float" office:value="5.551307" calcext:value-type="float">
            <text:p>5.551307</text:p>
          </table:table-cell>
          <table:table-cell office:value-type="float" office:value="3562443" calcext:value-type="float">
            <text:p>35624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34</text:p>
          </table:table-cell>
          <table:table-cell office:value-type="float" office:value="3.572691" calcext:value-type="float">
            <text:p>3.572691</text:p>
          </table:table-cell>
          <table:table-cell office:value-type="float" office:value="0.643467" calcext:value-type="float">
            <text:p>0.643467</text:p>
          </table:table-cell>
          <table:table-cell table:formula="of:=[.C25]+[.D25]" office:value-type="float" office:value="4.216158" calcext:value-type="float">
            <text:p>4.216158</text:p>
          </table:table-cell>
          <table:table-cell office:value-type="float" office:value="1172402" calcext:value-type="float">
            <text:p>117240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35</text:p>
          </table:table-cell>
          <table:table-cell office:value-type="float" office:value="105.154982" calcext:value-type="float">
            <text:p>105.154982</text:p>
          </table:table-cell>
          <table:table-cell office:value-type="float" office:value="66.797112" calcext:value-type="float">
            <text:p>66.797112</text:p>
          </table:table-cell>
          <table:table-cell table:formula="of:=[.C26]+[.D26]" office:value-type="float" office:value="171.952094" calcext:value-type="float">
            <text:p>171.952094</text:p>
          </table:table-cell>
          <table:table-cell office:value-type="float" office:value="1747723" calcext:value-type="float">
            <text:p>17477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36</text:p>
          </table:table-cell>
          <table:table-cell office:value-type="float" office:value="109.834156" calcext:value-type="float">
            <text:p>109.834156</text:p>
          </table:table-cell>
          <table:table-cell office:value-type="float" office:value="105.246627" calcext:value-type="float">
            <text:p>105.246627</text:p>
          </table:table-cell>
          <table:table-cell table:formula="of:=[.C27]+[.D27]" office:value-type="float" office:value="215.080783" calcext:value-type="float">
            <text:p>215.080783</text:p>
          </table:table-cell>
          <table:table-cell office:value-type="float" office:value="2540762" calcext:value-type="float">
            <text:p>254076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37</text:p>
          </table:table-cell>
          <table:table-cell office:value-type="float" office:value="133.784363" calcext:value-type="float">
            <text:p>133.784363</text:p>
          </table:table-cell>
          <table:table-cell office:value-type="float" office:value="103.621373" calcext:value-type="float">
            <text:p>103.621373</text:p>
          </table:table-cell>
          <table:table-cell table:formula="of:=[.C28]+[.D28]" office:value-type="float" office:value="237.405736" calcext:value-type="float">
            <text:p>237.405736</text:p>
          </table:table-cell>
          <table:table-cell office:value-type="float" office:value="2688456" calcext:value-type="float">
            <text:p>26884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38</text:p>
          </table:table-cell>
          <table:table-cell office:value-type="float" office:value="183.868906" calcext:value-type="float">
            <text:p>183.868906</text:p>
          </table:table-cell>
          <table:table-cell office:value-type="float" office:value="66.449674" calcext:value-type="float">
            <text:p>66.449674</text:p>
          </table:table-cell>
          <table:table-cell table:formula="of:=[.C29]+[.D29]" office:value-type="float" office:value="250.31858" calcext:value-type="float">
            <text:p>250.31858</text:p>
          </table:table-cell>
          <table:table-cell office:value-type="float" office:value="2004991" calcext:value-type="float">
            <text:p>20049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39</text:p>
          </table:table-cell>
          <table:table-cell office:value-type="float" office:value="123.543051" calcext:value-type="float">
            <text:p>123.543051</text:p>
          </table:table-cell>
          <table:table-cell office:value-type="float" office:value="86.7691" calcext:value-type="float">
            <text:p>86.7691</text:p>
          </table:table-cell>
          <table:table-cell table:formula="of:=[.C30]+[.D30]" office:value-type="float" office:value="210.312151" calcext:value-type="float">
            <text:p>210.312151</text:p>
          </table:table-cell>
          <table:table-cell office:value-type="float" office:value="2309505" calcext:value-type="float">
            <text:p>230950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40</text:p>
          </table:table-cell>
          <table:table-cell office:value-type="float" office:value="100.82883" calcext:value-type="float">
            <text:p>100.82883</text:p>
          </table:table-cell>
          <table:table-cell office:value-type="float" office:value="128.691989" calcext:value-type="float">
            <text:p>128.691989</text:p>
          </table:table-cell>
          <table:table-cell table:formula="of:=[.C31]+[.D31]" office:value-type="float" office:value="229.520819" calcext:value-type="float">
            <text:p>229.520819</text:p>
          </table:table-cell>
          <table:table-cell office:value-type="float" office:value="3163936" calcext:value-type="float">
            <text:p>31639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41</text:p>
          </table:table-cell>
          <table:table-cell office:value-type="float" office:value="120.443166" calcext:value-type="float">
            <text:p>120.443166</text:p>
          </table:table-cell>
          <table:table-cell office:value-type="float" office:value="28.99699" calcext:value-type="float">
            <text:p>28.99699</text:p>
          </table:table-cell>
          <table:table-cell table:formula="of:=[.C32]+[.D32]" office:value-type="float" office:value="149.440156" calcext:value-type="float">
            <text:p>149.440156</text:p>
          </table:table-cell>
          <table:table-cell office:value-type="float" office:value="1103101" calcext:value-type="float">
            <text:p>110310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42</text:p>
          </table:table-cell>
          <table:table-cell office:value-type="float" office:value="167.649849" calcext:value-type="float">
            <text:p>167.649849</text:p>
          </table:table-cell>
          <table:table-cell office:value-type="float" office:value="163.785964" calcext:value-type="float">
            <text:p>163.785964</text:p>
          </table:table-cell>
          <table:table-cell table:formula="of:=[.C33]+[.D33]" office:value-type="float" office:value="331.435813" calcext:value-type="float">
            <text:p>331.435813</text:p>
          </table:table-cell>
          <table:table-cell office:value-type="float" office:value="4283378" calcext:value-type="float">
            <text:p>428337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43</text:p>
          </table:table-cell>
          <table:table-cell office:value-type="float" office:value="204.929187" calcext:value-type="float">
            <text:p>204.929187</text:p>
          </table:table-cell>
          <table:table-cell office:value-type="float" office:value="47.479062" calcext:value-type="float">
            <text:p>47.479062</text:p>
          </table:table-cell>
          <table:table-cell table:formula="of:=[.C34]+[.D34]" office:value-type="float" office:value="252.408249" calcext:value-type="float">
            <text:p>252.408249</text:p>
          </table:table-cell>
          <table:table-cell office:value-type="float" office:value="1668487" calcext:value-type="float">
            <text:p>166848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44</text:p>
          </table:table-cell>
          <table:table-cell office:value-type="float" office:value="120.351638" calcext:value-type="float">
            <text:p>120.351638</text:p>
          </table:table-cell>
          <table:table-cell office:value-type="float" office:value="73.964852" calcext:value-type="float">
            <text:p>73.964852</text:p>
          </table:table-cell>
          <table:table-cell table:formula="of:=[.C35]+[.D35]" office:value-type="float" office:value="194.31649" calcext:value-type="float">
            <text:p>194.31649</text:p>
          </table:table-cell>
          <table:table-cell office:value-type="float" office:value="2170875" calcext:value-type="float">
            <text:p>21708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45</text:p>
          </table:table-cell>
          <table:table-cell office:value-type="float" office:value="89.478903" calcext:value-type="float">
            <text:p>89.478903</text:p>
          </table:table-cell>
          <table:table-cell office:value-type="float" office:value="56.848273" calcext:value-type="float">
            <text:p>56.848273</text:p>
          </table:table-cell>
          <table:table-cell table:formula="of:=[.C36]+[.D36]" office:value-type="float" office:value="146.327176" calcext:value-type="float">
            <text:p>146.327176</text:p>
          </table:table-cell>
          <table:table-cell office:value-type="float" office:value="2099342" calcext:value-type="float">
            <text:p>209934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46</text:p>
          </table:table-cell>
          <table:table-cell office:value-type="float" office:value="72.12785" calcext:value-type="float">
            <text:p>72.12785</text:p>
          </table:table-cell>
          <table:table-cell office:value-type="float" office:value="69.241455" calcext:value-type="float">
            <text:p>69.241455</text:p>
          </table:table-cell>
          <table:table-cell table:formula="of:=[.C37]+[.D37]" office:value-type="float" office:value="141.369305" calcext:value-type="float">
            <text:p>141.369305</text:p>
          </table:table-cell>
          <table:table-cell office:value-type="float" office:value="2289630" calcext:value-type="float">
            <text:p>228963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47</text:p>
          </table:table-cell>
          <table:table-cell office:value-type="float" office:value="55.741141" calcext:value-type="float">
            <text:p>55.741141</text:p>
          </table:table-cell>
          <table:table-cell office:value-type="float" office:value="51.017409" calcext:value-type="float">
            <text:p>51.017409</text:p>
          </table:table-cell>
          <table:table-cell table:formula="of:=[.C38]+[.D38]" office:value-type="float" office:value="106.75855" calcext:value-type="float">
            <text:p>106.75855</text:p>
          </table:table-cell>
          <table:table-cell office:value-type="float" office:value="2191259" calcext:value-type="float">
            <text:p>21912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48</text:p>
          </table:table-cell>
          <table:table-cell office:value-type="float" office:value="28.617367" calcext:value-type="float">
            <text:p>28.617367</text:p>
          </table:table-cell>
          <table:table-cell office:value-type="float" office:value="138.679474" calcext:value-type="float">
            <text:p>138.679474</text:p>
          </table:table-cell>
          <table:table-cell table:formula="of:=[.C39]+[.D39]" office:value-type="float" office:value="167.296841" calcext:value-type="float">
            <text:p>167.296841</text:p>
          </table:table-cell>
          <table:table-cell office:value-type="float" office:value="3178725" calcext:value-type="float">
            <text:p>31787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49</text:p>
          </table:table-cell>
          <table:table-cell office:value-type="float" office:value="42.670002" calcext:value-type="float">
            <text:p>42.670002</text:p>
          </table:table-cell>
          <table:table-cell office:value-type="float" office:value="154.798432" calcext:value-type="float">
            <text:p>154.798432</text:p>
          </table:table-cell>
          <table:table-cell table:formula="of:=[.C40]+[.D40]" office:value-type="float" office:value="197.468434" calcext:value-type="float">
            <text:p>197.468434</text:p>
          </table:table-cell>
          <table:table-cell office:value-type="float" office:value="3417085" calcext:value-type="float">
            <text:p>341708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50</text:p>
          </table:table-cell>
          <table:table-cell office:value-type="float" office:value="79.544315" calcext:value-type="float">
            <text:p>79.544315</text:p>
          </table:table-cell>
          <table:table-cell office:value-type="float" office:value="119.457205" calcext:value-type="float">
            <text:p>119.457205</text:p>
          </table:table-cell>
          <table:table-cell table:formula="of:=[.C41]+[.D41]" office:value-type="float" office:value="199.00152" calcext:value-type="float">
            <text:p>199.00152</text:p>
          </table:table-cell>
          <table:table-cell office:value-type="float" office:value="2936317" calcext:value-type="float">
            <text:p>29363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51</text:p>
          </table:table-cell>
          <table:table-cell office:value-type="float" office:value="80.721805" calcext:value-type="float">
            <text:p>80.721805</text:p>
          </table:table-cell>
          <table:table-cell office:value-type="float" office:value="32.328022" calcext:value-type="float">
            <text:p>32.328022</text:p>
          </table:table-cell>
          <table:table-cell table:formula="of:=[.C42]+[.D42]" office:value-type="float" office:value="113.049827" calcext:value-type="float">
            <text:p>113.049827</text:p>
          </table:table-cell>
          <table:table-cell office:value-type="float" office:value="1152132" calcext:value-type="float">
            <text:p>115213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52</text:p>
          </table:table-cell>
          <table:table-cell office:value-type="float" office:value="117.679562" calcext:value-type="float">
            <text:p>117.679562</text:p>
          </table:table-cell>
          <table:table-cell office:value-type="float" office:value="29.90045" calcext:value-type="float">
            <text:p>29.90045</text:p>
          </table:table-cell>
          <table:table-cell table:formula="of:=[.C43]+[.D43]" office:value-type="float" office:value="147.580012" calcext:value-type="float">
            <text:p>147.580012</text:p>
          </table:table-cell>
          <table:table-cell office:value-type="float" office:value="1380881" calcext:value-type="float">
            <text:p>138088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53</text:p>
          </table:table-cell>
          <table:table-cell office:value-type="float" office:value="152.458516" calcext:value-type="float">
            <text:p>152.458516</text:p>
          </table:table-cell>
          <table:table-cell office:value-type="float" office:value="87.292502" calcext:value-type="float">
            <text:p>87.292502</text:p>
          </table:table-cell>
          <table:table-cell table:formula="of:=[.C44]+[.D44]" office:value-type="float" office:value="239.751018" calcext:value-type="float">
            <text:p>239.751018</text:p>
          </table:table-cell>
          <table:table-cell office:value-type="float" office:value="2628660" calcext:value-type="float">
            <text:p>26286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54</text:p>
          </table:table-cell>
          <table:table-cell office:value-type="float" office:value="96.409749" calcext:value-type="float">
            <text:p>96.409749</text:p>
          </table:table-cell>
          <table:table-cell office:value-type="float" office:value="130.167462" calcext:value-type="float">
            <text:p>130.167462</text:p>
          </table:table-cell>
          <table:table-cell table:formula="of:=[.C45]+[.D45]" office:value-type="float" office:value="226.577211" calcext:value-type="float">
            <text:p>226.577211</text:p>
          </table:table-cell>
          <table:table-cell office:value-type="float" office:value="4363883" calcext:value-type="float">
            <text:p>43638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55</text:p>
          </table:table-cell>
          <table:table-cell office:value-type="float" office:value="111.346948" calcext:value-type="float">
            <text:p>111.346948</text:p>
          </table:table-cell>
          <table:table-cell office:value-type="float" office:value="63.272281" calcext:value-type="float">
            <text:p>63.272281</text:p>
          </table:table-cell>
          <table:table-cell table:formula="of:=[.C46]+[.D46]" office:value-type="float" office:value="174.619229" calcext:value-type="float">
            <text:p>174.619229</text:p>
          </table:table-cell>
          <table:table-cell office:value-type="float" office:value="2501092" calcext:value-type="float">
            <text:p>250109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56</text:p>
          </table:table-cell>
          <table:table-cell office:value-type="float" office:value="85.887483" calcext:value-type="float">
            <text:p>85.887483</text:p>
          </table:table-cell>
          <table:table-cell office:value-type="float" office:value="57.505772" calcext:value-type="float">
            <text:p>57.505772</text:p>
          </table:table-cell>
          <table:table-cell table:formula="of:=[.C47]+[.D47]" office:value-type="float" office:value="143.393255" calcext:value-type="float">
            <text:p>143.393255</text:p>
          </table:table-cell>
          <table:table-cell office:value-type="float" office:value="2300207" calcext:value-type="float">
            <text:p>230020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57</text:p>
          </table:table-cell>
          <table:table-cell office:value-type="float" office:value="76.809761" calcext:value-type="float">
            <text:p>76.809761</text:p>
          </table:table-cell>
          <table:table-cell office:value-type="float" office:value="30.317369" calcext:value-type="float">
            <text:p>30.317369</text:p>
          </table:table-cell>
          <table:table-cell table:formula="of:=[.C48]+[.D48]" office:value-type="float" office:value="107.12713" calcext:value-type="float">
            <text:p>107.12713</text:p>
          </table:table-cell>
          <table:table-cell office:value-type="float" office:value="1531765" calcext:value-type="float">
            <text:p>153176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58</text:p>
          </table:table-cell>
          <table:table-cell office:value-type="float" office:value="81.876884" calcext:value-type="float">
            <text:p>81.876884</text:p>
          </table:table-cell>
          <table:table-cell office:value-type="float" office:value="44.770111" calcext:value-type="float">
            <text:p>44.770111</text:p>
          </table:table-cell>
          <table:table-cell table:formula="of:=[.C49]+[.D49]" office:value-type="float" office:value="126.646995" calcext:value-type="float">
            <text:p>126.646995</text:p>
          </table:table-cell>
          <table:table-cell office:value-type="float" office:value="2437964" calcext:value-type="float">
            <text:p>24379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8:59</text:p>
          </table:table-cell>
          <table:table-cell office:value-type="float" office:value="63.104518" calcext:value-type="float">
            <text:p>63.104518</text:p>
          </table:table-cell>
          <table:table-cell office:value-type="float" office:value="31.682752" calcext:value-type="float">
            <text:p>31.682752</text:p>
          </table:table-cell>
          <table:table-cell table:formula="of:=[.C50]+[.D50]" office:value-type="float" office:value="94.78727" calcext:value-type="float">
            <text:p>94.78727</text:p>
          </table:table-cell>
          <table:table-cell office:value-type="float" office:value="2322550" calcext:value-type="float">
            <text:p>23225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9:00</text:p>
          </table:table-cell>
          <table:table-cell office:value-type="float" office:value="55.402517" calcext:value-type="float">
            <text:p>55.402517</text:p>
          </table:table-cell>
          <table:table-cell office:value-type="float" office:value="27.789092" calcext:value-type="float">
            <text:p>27.789092</text:p>
          </table:table-cell>
          <table:table-cell table:formula="of:=[.C51]+[.D51]" office:value-type="float" office:value="83.191609" calcext:value-type="float">
            <text:p>83.191609</text:p>
          </table:table-cell>
          <table:table-cell office:value-type="float" office:value="2355867" calcext:value-type="float">
            <text:p>23558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9:01</text:p>
          </table:table-cell>
          <table:table-cell office:value-type="float" office:value="52.165474" calcext:value-type="float">
            <text:p>52.165474</text:p>
          </table:table-cell>
          <table:table-cell office:value-type="float" office:value="35.810678" calcext:value-type="float">
            <text:p>35.810678</text:p>
          </table:table-cell>
          <table:table-cell table:formula="of:=[.C52]+[.D52]" office:value-type="float" office:value="87.976152" calcext:value-type="float">
            <text:p>87.976152</text:p>
          </table:table-cell>
          <table:table-cell office:value-type="float" office:value="2795160" calcext:value-type="float">
            <text:p>279516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9:02</text:p>
          </table:table-cell>
          <table:table-cell office:value-type="float" office:value="60.902313" calcext:value-type="float">
            <text:p>60.902313</text:p>
          </table:table-cell>
          <table:table-cell office:value-type="float" office:value="12.950755" calcext:value-type="float">
            <text:p>12.950755</text:p>
          </table:table-cell>
          <table:table-cell table:formula="of:=[.C53]+[.D53]" office:value-type="float" office:value="73.853068" calcext:value-type="float">
            <text:p>73.853068</text:p>
          </table:table-cell>
          <table:table-cell office:value-type="float" office:value="2198420" calcext:value-type="float">
            <text:p>219842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1:49:03</text:p>
          </table:table-cell>
          <table:table-cell office:value-type="float" office:value="9.55791" calcext:value-type="float">
            <text:p>9.55791</text:p>
          </table:table-cell>
          <table:table-cell office:value-type="float" office:value="1.198257" calcext:value-type="float">
            <text:p>1.198257</text:p>
          </table:table-cell>
          <table:table-cell table:formula="of:=[.C54]+[.D54]" office:value-type="float" office:value="10.756167" calcext:value-type="float">
            <text:p>10.756167</text:p>
          </table:table-cell>
          <table:table-cell office:value-type="float" office:value="416117" calcext:value-type="float">
            <text:p>41611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foo" table:style-name="ta1">
        <table:shapes>
          <draw:frame draw:z-index="0" draw:style-name="gr2" draw:text-style-name="P2" svg:width="159.99mm" svg:height="89.99mm" svg:x="7.75mm" svg:y="64.22mm">
            <loext:p draw:notify-on-update-of-ranges="foo.T2:foo.T2 foo.T3:foo.T14 foo.H2:foo.H2 foo.H3:foo.H14 foo.T2:foo.T2 foo.T3:foo.T14 foo.I2:foo.I2 foo.I3:foo.I14 foo.T2:foo.T2 foo.T3:foo.T14 foo.J2:foo.J2 foo.J3:foo.J14 foo.T2:foo.T2 foo.T3:foo.T14 foo.K2:foo.K2 foo.K3:foo.K1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2" draw:text-style-name="P2" svg:width="159.99mm" svg:height="89.99mm" svg:x="8.98mm" svg:y="158.78mm">
            <loext:p draw:notify-on-update-of-ranges="foo.T2:foo.T2 foo.T3:foo.T14 foo.D2:foo.D2 foo.D3:foo.D14 foo.T2:foo.T2 foo.T3:foo.T14 foo.E2:foo.E2 foo.E3:foo.E14 foo.T2:foo.T2 foo.T3:foo.T14 foo.F2:foo.F2 foo.F3:foo.F14 foo.T2:foo.T2 foo.T3:foo.T14 foo.G2:foo.G2 foo.G3:foo.G14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9" table:default-cell-style-name="ce1"/>
        <table:table-column table:style-name="co20" table:default-cell-style-name="ce1"/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table:number-columns-repeated="1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p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t</text:p>
          </table:table-cell>
          <table:table-cell table:style-name="Default" office:value-type="string" calcext:value-type="string">
            <text:p>EDT</text:p>
          </table:table-cell>
          <table:table-cell table:style-name="Default" office:value-type="string" calcext:value-type="string">
            <text:p>tim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226" calcext:value-type="float">
            <text:p>198226</text:p>
          </table:table-cell>
          <table:table-cell office:value-type="float" office:value="265" calcext:value-type="float">
            <text:p>265</text:p>
          </table:table-cell>
          <table:table-cell office:value-type="float" office:value="27247" calcext:value-type="float">
            <text:p>27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1:47:27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98224" calcext:value-type="float">
            <text:p>198224</text:p>
          </table:table-cell>
          <table:table-cell office:value-type="float" office:value="265" calcext:value-type="float">
            <text:p>265</text:p>
          </table:table-cell>
          <table:table-cell office:value-type="float" office:value="27247" calcext:value-type="float">
            <text:p>27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12021" calcext:value-type="float">
            <text:p>12021</text:p>
          </table:table-cell>
          <table:table-cell office:value-type="float" office:value="22139" calcext:value-type="float">
            <text:p>221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1:47:37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98220" calcext:value-type="float">
            <text:p>198220</text:p>
          </table:table-cell>
          <table:table-cell office:value-type="float" office:value="265" calcext:value-type="float">
            <text:p>265</text:p>
          </table:table-cell>
          <table:table-cell office:value-type="float" office:value="27247" calcext:value-type="float">
            <text:p>27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1474" calcext:value-type="float">
            <text:p>11474</text:p>
          </table:table-cell>
          <table:table-cell office:value-type="float" office:value="20055" calcext:value-type="float">
            <text:p>200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1:47:47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98215" calcext:value-type="float">
            <text:p>198215</text:p>
          </table:table-cell>
          <table:table-cell office:value-type="float" office:value="265" calcext:value-type="float">
            <text:p>265</text:p>
          </table:table-cell>
          <table:table-cell office:value-type="float" office:value="27247" calcext:value-type="float">
            <text:p>27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11424" calcext:value-type="float">
            <text:p>11424</text:p>
          </table:table-cell>
          <table:table-cell office:value-type="float" office:value="20320" calcext:value-type="float">
            <text:p>20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1:47:5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202" calcext:value-type="float">
            <text:p>198202</text:p>
          </table:table-cell>
          <table:table-cell office:value-type="float" office:value="265" calcext:value-type="float">
            <text:p>265</text:p>
          </table:table-cell>
          <table:table-cell office:value-type="float" office:value="27248" calcext:value-type="float">
            <text:p>27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11447" calcext:value-type="float">
            <text:p>11447</text:p>
          </table:table-cell>
          <table:table-cell office:value-type="float" office:value="20492" calcext:value-type="float">
            <text:p>204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1:48:0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170" calcext:value-type="float">
            <text:p>198170</text:p>
          </table:table-cell>
          <table:table-cell office:value-type="float" office:value="265" calcext:value-type="float">
            <text:p>265</text:p>
          </table:table-cell>
          <table:table-cell office:value-type="float" office:value="27259" calcext:value-type="float">
            <text:p>272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 office:value-type="float" office:value="19703" calcext:value-type="float">
            <text:p>19703</text:p>
          </table:table-cell>
          <table:table-cell office:value-type="float" office:value="36123" calcext:value-type="float">
            <text:p>361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1:48:17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98155" calcext:value-type="float">
            <text:p>198155</text:p>
          </table:table-cell>
          <table:table-cell office:value-type="float" office:value="265" calcext:value-type="float">
            <text:p>265</text:p>
          </table:table-cell>
          <table:table-cell office:value-type="float" office:value="27262" calcext:value-type="float">
            <text:p>27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67" calcext:value-type="float">
            <text:p>2067</text:p>
          </table:table-cell>
          <table:table-cell office:value-type="float" office:value="23865" calcext:value-type="float">
            <text:p>23865</text:p>
          </table:table-cell>
          <table:table-cell office:value-type="float" office:value="41735" calcext:value-type="float">
            <text:p>417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1:48:27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98112" calcext:value-type="float">
            <text:p>198112</text:p>
          </table:table-cell>
          <table:table-cell office:value-type="float" office:value="265" calcext:value-type="float">
            <text:p>265</text:p>
          </table:table-cell>
          <table:table-cell office:value-type="float" office:value="27267" calcext:value-type="float">
            <text:p>272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26960" calcext:value-type="float">
            <text:p>26960</text:p>
          </table:table-cell>
          <table:table-cell office:value-type="float" office:value="47377" calcext:value-type="float">
            <text:p>473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1:48:3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060" calcext:value-type="float">
            <text:p>198060</text:p>
          </table:table-cell>
          <table:table-cell office:value-type="float" office:value="265" calcext:value-type="float">
            <text:p>265</text:p>
          </table:table-cell>
          <table:table-cell office:value-type="float" office:value="27271" calcext:value-type="float">
            <text:p>272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8" calcext:value-type="float">
            <text:p>1658</text:p>
          </table:table-cell>
          <table:table-cell office:value-type="float" office:value="30955" calcext:value-type="float">
            <text:p>30955</text:p>
          </table:table-cell>
          <table:table-cell office:value-type="float" office:value="53921" calcext:value-type="float">
            <text:p>539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1:48:47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97889" calcext:value-type="float">
            <text:p>197889</text:p>
          </table:table-cell>
          <table:table-cell office:value-type="float" office:value="265" calcext:value-type="float">
            <text:p>265</text:p>
          </table:table-cell>
          <table:table-cell office:value-type="float" office:value="27275" calcext:value-type="float">
            <text:p>27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4" calcext:value-type="float">
            <text:p>1354</text:p>
          </table:table-cell>
          <table:table-cell office:value-type="float" office:value="116009" calcext:value-type="float">
            <text:p>116009</text:p>
          </table:table-cell>
          <table:table-cell office:value-type="float" office:value="68042" calcext:value-type="float">
            <text:p>6804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1:48:5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903" calcext:value-type="float">
            <text:p>197903</text:p>
          </table:table-cell>
          <table:table-cell office:value-type="float" office:value="265" calcext:value-type="float">
            <text:p>265</text:p>
          </table:table-cell>
          <table:table-cell office:value-type="float" office:value="27277" calcext:value-type="float">
            <text:p>272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9" calcext:value-type="float">
            <text:p>1439</text:p>
          </table:table-cell>
          <table:table-cell office:value-type="float" office:value="34468" calcext:value-type="float">
            <text:p>34468</text:p>
          </table:table-cell>
          <table:table-cell office:value-type="float" office:value="61415" calcext:value-type="float">
            <text:p>614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1:49:07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862" calcext:value-type="float">
            <text:p>197862</text:p>
          </table:table-cell>
          <table:table-cell office:value-type="float" office:value="265" calcext:value-type="float">
            <text:p>265</text:p>
          </table:table-cell>
          <table:table-cell office:value-type="float" office:value="27278" calcext:value-type="float">
            <text:p>27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float" office:value="11595" calcext:value-type="float">
            <text:p>11595</text:p>
          </table:table-cell>
          <table:table-cell office:value-type="float" office:value="20610" calcext:value-type="float">
            <text:p>206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1:49:17</text:p>
          </table:table-cell>
        </table:table-row>
      </table:table>
      <table:table table:name="foo_2" table:style-name="ta1">
        <office:forms form:automatic-focus="false" form:apply-design-mode="false"/>
        <table:shapes>
          <draw:frame draw:z-index="0" draw:style-name="gr2" draw:text-style-name="P2" svg:width="159.99mm" svg:height="89.99mm" svg:x="11.45mm" svg:y="64.22mm">
            <loext:p draw:notify-on-update-of-ranges="foo_2.M2:foo_2.M2 foo_2.M3:foo_2.M14 foo_2.B2:foo_2.B2 foo_2.B3:foo_2.B14 foo_2.M2:foo_2.M2 foo_2.M3:foo_2.M14 foo_2.C2:foo_2.C2 foo_2.C3:foo_2.C14 foo_2.M2:foo_2.M2 foo_2.M3:foo_2.M14 foo_2.D2:foo_2.D2 foo_2.D3:foo_2.D14 foo_2.M2:foo_2.M2 foo_2.M3:foo_2.M14 foo_2.E2:foo_2.E2 foo_2.E3:foo_2.E1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2" draw:text-style-name="P2" svg:width="159.99mm" svg:height="89.99mm" svg:x="187.89mm" svg:y="67.74mm">
            <loext:p draw:notify-on-update-of-ranges="foo_2.M3:foo_2.M14 foo_2.F2:foo_2.F2 foo_2.F3:foo_2.F14 foo_2.M3:foo_2.M14 foo_2.G2:foo_2.G2 foo_2.G3:foo_2.G14 foo_2.M3:foo_2.M14 foo_2.H2:foo_2.H2 foo_2.H3:foo_2.H14 foo_2.M3:foo_2.M14 foo_2.I2:foo_2.I2 foo_2.I3:foo_2.I1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2" draw:text-style-name="P2" svg:width="159.99mm" svg:height="89.99mm" svg:x="10.45mm" svg:y="158.05mm">
            <loext:p draw:notify-on-update-of-ranges="foo_2.M3:foo_2.M14 foo_2.J2:foo_2.J2 foo_2.J3:foo_2.J14 foo_2.M3:foo_2.M14 foo_2.K2:foo_2.K2 foo_2.K3:foo_2.K1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19" table:default-cell-style-name="ce1"/>
        <table:table-column table:style-name="co20" table:default-cell-style-name="ce1"/>
        <table:table-row table:style-name="ro1">
          <table:table-cell office:value-type="string" calcext:value-type="string">
            <text:p>disk-</text:p>
          </table:table-cell>
          <table:table-cell table:number-columns-repeated="4" office:value-type="string" calcext:value-type="string">
            <text:p>reads</text:p>
          </table:table-cell>
          <table:table-cell table:number-columns-repeated="4" office:value-type="string" calcext:value-type="string">
            <text:p>writes</text:p>
          </table:table-cell>
          <table:table-cell table:number-columns-repeated="2" office:value-type="string" calcext:value-type="string">
            <text:p>io</text:p>
          </table:table-cell>
          <table:table-cell table:number-columns-repeated="2" table:style-name="Default" office:value-type="string" calcext:value-type="string">
            <text:p>timestamp</text:p>
          </table:table-cell>
        </table:table-row>
        <table:table-row table:style-name="ro1">
          <table:table-cell/>
          <table:table-cell office:value-type="string" calcext:value-type="string">
            <text:p>total reads</text:p>
          </table:table-cell>
          <table:table-cell office:value-type="string" calcext:value-type="string">
            <text:p>merged</text:p>
          </table:table-cell>
          <table:table-cell office:value-type="string" calcext:value-type="string">
            <text:p>sector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otal writes</text:p>
          </table:table-cell>
          <table:table-cell office:value-type="string" calcext:value-type="string">
            <text:p>merged</text:p>
          </table:table-cell>
          <table:table-cell office:value-type="string" calcext:value-type="string">
            <text:p>sector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sec</text:p>
          </table:table-cell>
          <table:table-cell table:style-name="Default" office:value-type="string" calcext:value-type="string">
            <text:p>EDT</text:p>
          </table:table-cell>
          <table:table-cell table:style-name="Default"/>
        </table:table-row>
        <table:table-row table:style-name="ro1">
          <table:table-cell office:value-type="string" calcext:value-type="string">
            <text:p>sda</text:p>
          </table:table-cell>
          <table:table-cell office:value-type="float" office:value="185024" calcext:value-type="float">
            <text:p>185024</text:p>
          </table:table-cell>
          <table:table-cell office:value-type="float" office:value="24367" calcext:value-type="float">
            <text:p>24367</text:p>
          </table:table-cell>
          <table:table-cell office:value-type="float" office:value="9808291" calcext:value-type="float">
            <text:p>9808291</text:p>
          </table:table-cell>
          <table:table-cell office:value-type="float" office:value="881624" calcext:value-type="float">
            <text:p>881624</text:p>
          </table:table-cell>
          <table:table-cell office:value-type="float" office:value="65983502" calcext:value-type="float">
            <text:p>65983502</text:p>
          </table:table-cell>
          <table:table-cell office:value-type="float" office:value="4126067" calcext:value-type="float">
            <text:p>4126067</text:p>
          </table:table-cell>
          <table:table-cell office:value-type="float" office:value="3459184754" calcext:value-type="float">
            <text:p>3459184754</text:p>
          </table:table-cell>
          <table:table-cell office:value-type="float" office:value="330136436" calcext:value-type="float">
            <text:p>330136436</text:p>
          </table:table-cell>
          <table:table-cell office:value-type="float" office:value="0" calcext:value-type="float">
            <text:p>0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1:47:27</text:p>
          </table:table-cell>
        </table:table-row>
        <table:table-row table:style-name="ro1">
          <table:table-cell office:value-type="string" calcext:value-type="string">
            <text:p>sda</text:p>
          </table:table-cell>
          <table:table-cell office:value-type="float" office:value="185024" calcext:value-type="float">
            <text:p>185024</text:p>
          </table:table-cell>
          <table:table-cell office:value-type="float" office:value="24367" calcext:value-type="float">
            <text:p>24367</text:p>
          </table:table-cell>
          <table:table-cell office:value-type="float" office:value="9808291" calcext:value-type="float">
            <text:p>9808291</text:p>
          </table:table-cell>
          <table:table-cell office:value-type="float" office:value="881624" calcext:value-type="float">
            <text:p>881624</text:p>
          </table:table-cell>
          <table:table-cell office:value-type="float" office:value="65983757" calcext:value-type="float">
            <text:p>65983757</text:p>
          </table:table-cell>
          <table:table-cell office:value-type="float" office:value="4126093" calcext:value-type="float">
            <text:p>4126093</text:p>
          </table:table-cell>
          <table:table-cell office:value-type="float" office:value="3459193260" calcext:value-type="float">
            <text:p>3459193260</text:p>
          </table:table-cell>
          <table:table-cell office:value-type="float" office:value="330136440" calcext:value-type="float">
            <text:p>330136440</text:p>
          </table:table-cell>
          <table:table-cell office:value-type="float" office:value="0" calcext:value-type="float">
            <text:p>0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1:47:37</text:p>
          </table:table-cell>
        </table:table-row>
        <table:table-row table:style-name="ro1">
          <table:table-cell office:value-type="string" calcext:value-type="string">
            <text:p>sda</text:p>
          </table:table-cell>
          <table:table-cell office:value-type="float" office:value="185024" calcext:value-type="float">
            <text:p>185024</text:p>
          </table:table-cell>
          <table:table-cell office:value-type="float" office:value="24367" calcext:value-type="float">
            <text:p>24367</text:p>
          </table:table-cell>
          <table:table-cell office:value-type="float" office:value="9808291" calcext:value-type="float">
            <text:p>9808291</text:p>
          </table:table-cell>
          <table:table-cell office:value-type="float" office:value="881624" calcext:value-type="float">
            <text:p>881624</text:p>
          </table:table-cell>
          <table:table-cell office:value-type="float" office:value="65984003" calcext:value-type="float">
            <text:p>65984003</text:p>
          </table:table-cell>
          <table:table-cell office:value-type="float" office:value="4126141" calcext:value-type="float">
            <text:p>4126141</text:p>
          </table:table-cell>
          <table:table-cell office:value-type="float" office:value="3459202393" calcext:value-type="float">
            <text:p>3459202393</text:p>
          </table:table-cell>
          <table:table-cell office:value-type="float" office:value="330136444" calcext:value-type="float">
            <text:p>330136444</text:p>
          </table:table-cell>
          <table:table-cell office:value-type="float" office:value="0" calcext:value-type="float">
            <text:p>0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1:47:47</text:p>
          </table:table-cell>
        </table:table-row>
        <table:table-row table:style-name="ro1">
          <table:table-cell office:value-type="string" calcext:value-type="string">
            <text:p>sda</text:p>
          </table:table-cell>
          <table:table-cell office:value-type="float" office:value="185024" calcext:value-type="float">
            <text:p>185024</text:p>
          </table:table-cell>
          <table:table-cell office:value-type="float" office:value="24367" calcext:value-type="float">
            <text:p>24367</text:p>
          </table:table-cell>
          <table:table-cell office:value-type="float" office:value="9808291" calcext:value-type="float">
            <text:p>9808291</text:p>
          </table:table-cell>
          <table:table-cell office:value-type="float" office:value="881624" calcext:value-type="float">
            <text:p>881624</text:p>
          </table:table-cell>
          <table:table-cell office:value-type="float" office:value="65984206" calcext:value-type="float">
            <text:p>65984206</text:p>
          </table:table-cell>
          <table:table-cell office:value-type="float" office:value="4126160" calcext:value-type="float">
            <text:p>4126160</text:p>
          </table:table-cell>
          <table:table-cell office:value-type="float" office:value="3459209547" calcext:value-type="float">
            <text:p>3459209547</text:p>
          </table:table-cell>
          <table:table-cell office:value-type="float" office:value="330136448" calcext:value-type="float">
            <text:p>330136448</text:p>
          </table:table-cell>
          <table:table-cell office:value-type="float" office:value="0" calcext:value-type="float">
            <text:p>0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1:47:57</text:p>
          </table:table-cell>
        </table:table-row>
        <table:table-row table:style-name="ro1">
          <table:table-cell office:value-type="string" calcext:value-type="string">
            <text:p>sda</text:p>
          </table:table-cell>
          <table:table-cell office:value-type="float" office:value="185024" calcext:value-type="float">
            <text:p>185024</text:p>
          </table:table-cell>
          <table:table-cell office:value-type="float" office:value="24367" calcext:value-type="float">
            <text:p>24367</text:p>
          </table:table-cell>
          <table:table-cell office:value-type="float" office:value="9808291" calcext:value-type="float">
            <text:p>9808291</text:p>
          </table:table-cell>
          <table:table-cell office:value-type="float" office:value="881624" calcext:value-type="float">
            <text:p>881624</text:p>
          </table:table-cell>
          <table:table-cell office:value-type="float" office:value="65984474" calcext:value-type="float">
            <text:p>65984474</text:p>
          </table:table-cell>
          <table:table-cell office:value-type="float" office:value="4126175" calcext:value-type="float">
            <text:p>4126175</text:p>
          </table:table-cell>
          <table:table-cell office:value-type="float" office:value="3459219362" calcext:value-type="float">
            <text:p>3459219362</text:p>
          </table:table-cell>
          <table:table-cell office:value-type="float" office:value="330136452" calcext:value-type="float">
            <text:p>330136452</text:p>
          </table:table-cell>
          <table:table-cell office:value-type="float" office:value="0" calcext:value-type="float">
            <text:p>0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1:48:07</text:p>
          </table:table-cell>
        </table:table-row>
        <table:table-row table:style-name="ro1">
          <table:table-cell office:value-type="string" calcext:value-type="string">
            <text:p>sda</text:p>
          </table:table-cell>
          <table:table-cell office:value-type="float" office:value="185024" calcext:value-type="float">
            <text:p>185024</text:p>
          </table:table-cell>
          <table:table-cell office:value-type="float" office:value="24367" calcext:value-type="float">
            <text:p>24367</text:p>
          </table:table-cell>
          <table:table-cell office:value-type="float" office:value="9808291" calcext:value-type="float">
            <text:p>9808291</text:p>
          </table:table-cell>
          <table:table-cell office:value-type="float" office:value="881624" calcext:value-type="float">
            <text:p>881624</text:p>
          </table:table-cell>
          <table:table-cell office:value-type="float" office:value="65984745" calcext:value-type="float">
            <text:p>65984745</text:p>
          </table:table-cell>
          <table:table-cell office:value-type="float" office:value="4126232" calcext:value-type="float">
            <text:p>4126232</text:p>
          </table:table-cell>
          <table:table-cell office:value-type="float" office:value="3459229919" calcext:value-type="float">
            <text:p>3459229919</text:p>
          </table:table-cell>
          <table:table-cell office:value-type="float" office:value="330136468" calcext:value-type="float">
            <text:p>330136468</text:p>
          </table:table-cell>
          <table:table-cell office:value-type="float" office:value="0" calcext:value-type="float">
            <text:p>0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1:48:17</text:p>
          </table:table-cell>
        </table:table-row>
        <table:table-row table:style-name="ro1">
          <table:table-cell office:value-type="string" calcext:value-type="string">
            <text:p>sda</text:p>
          </table:table-cell>
          <table:table-cell office:value-type="float" office:value="185024" calcext:value-type="float">
            <text:p>185024</text:p>
          </table:table-cell>
          <table:table-cell office:value-type="float" office:value="24367" calcext:value-type="float">
            <text:p>24367</text:p>
          </table:table-cell>
          <table:table-cell office:value-type="float" office:value="9808291" calcext:value-type="float">
            <text:p>9808291</text:p>
          </table:table-cell>
          <table:table-cell office:value-type="float" office:value="881624" calcext:value-type="float">
            <text:p>881624</text:p>
          </table:table-cell>
          <table:table-cell office:value-type="float" office:value="65985235" calcext:value-type="float">
            <text:p>65985235</text:p>
          </table:table-cell>
          <table:table-cell office:value-type="float" office:value="4126366" calcext:value-type="float">
            <text:p>4126366</text:p>
          </table:table-cell>
          <table:table-cell office:value-type="float" office:value="3459262912" calcext:value-type="float">
            <text:p>3459262912</text:p>
          </table:table-cell>
          <table:table-cell office:value-type="float" office:value="330136484" calcext:value-type="float">
            <text:p>330136484</text:p>
          </table:table-cell>
          <table:table-cell office:value-type="float" office:value="0" calcext:value-type="float">
            <text:p>0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1:48:27</text:p>
          </table:table-cell>
        </table:table-row>
        <table:table-row table:style-name="ro1">
          <table:table-cell office:value-type="string" calcext:value-type="string">
            <text:p>sda</text:p>
          </table:table-cell>
          <table:table-cell office:value-type="float" office:value="185024" calcext:value-type="float">
            <text:p>185024</text:p>
          </table:table-cell>
          <table:table-cell office:value-type="float" office:value="24367" calcext:value-type="float">
            <text:p>24367</text:p>
          </table:table-cell>
          <table:table-cell office:value-type="float" office:value="9808291" calcext:value-type="float">
            <text:p>9808291</text:p>
          </table:table-cell>
          <table:table-cell office:value-type="float" office:value="881624" calcext:value-type="float">
            <text:p>881624</text:p>
          </table:table-cell>
          <table:table-cell office:value-type="float" office:value="65985637" calcext:value-type="float">
            <text:p>65985637</text:p>
          </table:table-cell>
          <table:table-cell office:value-type="float" office:value="4126455" calcext:value-type="float">
            <text:p>4126455</text:p>
          </table:table-cell>
          <table:table-cell office:value-type="float" office:value="3459285947" calcext:value-type="float">
            <text:p>3459285947</text:p>
          </table:table-cell>
          <table:table-cell office:value-type="float" office:value="330136492" calcext:value-type="float">
            <text:p>330136492</text:p>
          </table:table-cell>
          <table:table-cell office:value-type="float" office:value="0" calcext:value-type="float">
            <text:p>0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1:48:37</text:p>
          </table:table-cell>
        </table:table-row>
        <table:table-row table:style-name="ro1">
          <table:table-cell office:value-type="string" calcext:value-type="string">
            <text:p>sda</text:p>
          </table:table-cell>
          <table:table-cell office:value-type="float" office:value="185024" calcext:value-type="float">
            <text:p>185024</text:p>
          </table:table-cell>
          <table:table-cell office:value-type="float" office:value="24367" calcext:value-type="float">
            <text:p>24367</text:p>
          </table:table-cell>
          <table:table-cell office:value-type="float" office:value="9808291" calcext:value-type="float">
            <text:p>9808291</text:p>
          </table:table-cell>
          <table:table-cell office:value-type="float" office:value="881624" calcext:value-type="float">
            <text:p>881624</text:p>
          </table:table-cell>
          <table:table-cell office:value-type="float" office:value="65985971" calcext:value-type="float">
            <text:p>65985971</text:p>
          </table:table-cell>
          <table:table-cell office:value-type="float" office:value="4126464" calcext:value-type="float">
            <text:p>4126464</text:p>
          </table:table-cell>
          <table:table-cell office:value-type="float" office:value="3459312202" calcext:value-type="float">
            <text:p>3459312202</text:p>
          </table:table-cell>
          <table:table-cell office:value-type="float" office:value="330136500" calcext:value-type="float">
            <text:p>330136500</text:p>
          </table:table-cell>
          <table:table-cell office:value-type="float" office:value="0" calcext:value-type="float">
            <text:p>0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1:48:47</text:p>
          </table:table-cell>
        </table:table-row>
        <table:table-row table:style-name="ro1">
          <table:table-cell office:value-type="string" calcext:value-type="string">
            <text:p>sda</text:p>
          </table:table-cell>
          <table:table-cell office:value-type="float" office:value="185024" calcext:value-type="float">
            <text:p>185024</text:p>
          </table:table-cell>
          <table:table-cell office:value-type="float" office:value="24367" calcext:value-type="float">
            <text:p>24367</text:p>
          </table:table-cell>
          <table:table-cell office:value-type="float" office:value="9808291" calcext:value-type="float">
            <text:p>9808291</text:p>
          </table:table-cell>
          <table:table-cell office:value-type="float" office:value="881624" calcext:value-type="float">
            <text:p>881624</text:p>
          </table:table-cell>
          <table:table-cell office:value-type="float" office:value="65986291" calcext:value-type="float">
            <text:p>65986291</text:p>
          </table:table-cell>
          <table:table-cell office:value-type="float" office:value="4126505" calcext:value-type="float">
            <text:p>4126505</text:p>
          </table:table-cell>
          <table:table-cell office:value-type="float" office:value="3459339275" calcext:value-type="float">
            <text:p>3459339275</text:p>
          </table:table-cell>
          <table:table-cell office:value-type="float" office:value="330136516" calcext:value-type="float">
            <text:p>330136516</text:p>
          </table:table-cell>
          <table:table-cell office:value-type="float" office:value="0" calcext:value-type="float">
            <text:p>0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1:48:57</text:p>
          </table:table-cell>
        </table:table-row>
        <table:table-row table:style-name="ro1">
          <table:table-cell office:value-type="string" calcext:value-type="string">
            <text:p>sda</text:p>
          </table:table-cell>
          <table:table-cell office:value-type="float" office:value="185024" calcext:value-type="float">
            <text:p>185024</text:p>
          </table:table-cell>
          <table:table-cell office:value-type="float" office:value="24367" calcext:value-type="float">
            <text:p>24367</text:p>
          </table:table-cell>
          <table:table-cell office:value-type="float" office:value="9808291" calcext:value-type="float">
            <text:p>9808291</text:p>
          </table:table-cell>
          <table:table-cell office:value-type="float" office:value="881624" calcext:value-type="float">
            <text:p>881624</text:p>
          </table:table-cell>
          <table:table-cell office:value-type="float" office:value="65986647" calcext:value-type="float">
            <text:p>65986647</text:p>
          </table:table-cell>
          <table:table-cell office:value-type="float" office:value="4126516" calcext:value-type="float">
            <text:p>4126516</text:p>
          </table:table-cell>
          <table:table-cell office:value-type="float" office:value="3459365903" calcext:value-type="float">
            <text:p>3459365903</text:p>
          </table:table-cell>
          <table:table-cell office:value-type="float" office:value="330136524" calcext:value-type="float">
            <text:p>330136524</text:p>
          </table:table-cell>
          <table:table-cell office:value-type="float" office:value="0" calcext:value-type="float">
            <text:p>0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1:49:07</text:p>
          </table:table-cell>
        </table:table-row>
        <table:table-row table:style-name="ro1">
          <table:table-cell office:value-type="string" calcext:value-type="string">
            <text:p>sda</text:p>
          </table:table-cell>
          <table:table-cell office:value-type="float" office:value="185024" calcext:value-type="float">
            <text:p>185024</text:p>
          </table:table-cell>
          <table:table-cell office:value-type="float" office:value="24367" calcext:value-type="float">
            <text:p>24367</text:p>
          </table:table-cell>
          <table:table-cell office:value-type="float" office:value="9808291" calcext:value-type="float">
            <text:p>9808291</text:p>
          </table:table-cell>
          <table:table-cell office:value-type="float" office:value="881624" calcext:value-type="float">
            <text:p>881624</text:p>
          </table:table-cell>
          <table:table-cell office:value-type="float" office:value="65986946" calcext:value-type="float">
            <text:p>65986946</text:p>
          </table:table-cell>
          <table:table-cell office:value-type="float" office:value="4126590" calcext:value-type="float">
            <text:p>4126590</text:p>
          </table:table-cell>
          <table:table-cell office:value-type="float" office:value="3459377797" calcext:value-type="float">
            <text:p>3459377797</text:p>
          </table:table-cell>
          <table:table-cell office:value-type="float" office:value="330136532" calcext:value-type="float">
            <text:p>330136532</text:p>
          </table:table-cell>
          <table:table-cell office:value-type="float" office:value="0" calcext:value-type="float">
            <text:p>0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1:49:17</text:p>
          </table:table-cell>
        </table:table-row>
      </table:table>
      <table:named-expressions/>
      <table:database-ranges>
        <table:database-range table:name="__Anonymous_Sheet_DB__2" table:target-range-address="foo_2.A3:foo_2.M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8T12:27:15.960112183</dc:date>
    <meta:editing-duration>PT12M27S</meta:editing-duration>
    <meta:editing-cycles>2</meta:editing-cycles>
    <meta:generator>LibreOffice/5.4.0.3$Linux_X86_64 LibreOffice_project/7556cbc6811c9d992f4064ab9287069087d7f62c</meta:generator>
    <meta:document-statistic meta:table-count="3" meta:cell-count="806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01cm" svg:y="4.005cm" style:legend-expansion="high" chart:style-name="ch2"/>
        <chart:plot-area chart:style-name="ch3" table:cell-range-address="progression.G1:progression.G54 progression.C1:progression.D54" chart:data-source-has-labels="row" svg:x="0.32cm" svg:y="0.18cm" svg:width="13.361cm" svg:height="8.64cm">
          <chartooo:coordinate-region svg:x="1.127cm" svg:y="0.354cm" svg:width="12.367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rogression.C2:progression.C54" chart:label-cell-address="progression.C1:progression.C1" chart:class="chart:scatter">
            <chart:domain table:cell-range-address="progression.G2:progression.G54"/>
            <chart:data-point chart:repeated="53"/>
          </chart:series>
          <chart:series chart:style-name="ch7" chart:values-cell-range-address="progression.D2:progression.D54" chart:label-cell-address="progression.D1:progression.D1" chart:class="chart:scatter"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progression.C1:progression.C1</svg:desc>
                </draw:g>
              </table:table-cell>
              <table:table-cell office:value-type="string">
                <text:p>xfertime</text:p>
                <draw:g>
                  <svg:desc>progression.D1:progress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progression.G2:progression.G54</svg:desc>
                </draw:g>
              </table:table-cell>
              <table:table-cell office:value-type="float" office:value="2.277793">
                <text:p>2.277793</text:p>
                <draw:g>
                  <svg:desc>progression.C2:progression.C54</svg:desc>
                </draw:g>
              </table:table-cell>
              <table:table-cell office:value-type="float" office:value="0.174874">
                <text:p>0.174874</text:p>
                <draw:g>
                  <svg:desc>progression.D2:progression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6.129723">
                <text:p>6.129723</text:p>
              </table:table-cell>
              <table:table-cell office:value-type="float" office:value="1.644647">
                <text:p>1.644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2.692507">
                <text:p>52.692507</text:p>
              </table:table-cell>
              <table:table-cell office:value-type="float" office:value="1.02712">
                <text:p>1.027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.712368">
                <text:p>1.712368</text:p>
              </table:table-cell>
              <table:table-cell office:value-type="float" office:value="1.115517">
                <text:p>1.1155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.838035">
                <text:p>1.838035</text:p>
              </table:table-cell>
              <table:table-cell office:value-type="float" office:value="0.363251">
                <text:p>0.3632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4.565168">
                <text:p>4.565168</text:p>
              </table:table-cell>
              <table:table-cell office:value-type="float" office:value="13.147825">
                <text:p>13.147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9.434595">
                <text:p>19.434595</text:p>
              </table:table-cell>
              <table:table-cell office:value-type="float" office:value="14.587552">
                <text:p>14.5875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0.586204">
                <text:p>20.586204</text:p>
              </table:table-cell>
              <table:table-cell office:value-type="float" office:value="12.281966">
                <text:p>12.2819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.064807">
                <text:p>15.064807</text:p>
              </table:table-cell>
              <table:table-cell office:value-type="float" office:value="12.384291">
                <text:p>12.3842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.456404">
                <text:p>6.456404</text:p>
              </table:table-cell>
              <table:table-cell office:value-type="float" office:value="8.163427">
                <text:p>8.1634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.098999">
                <text:p>7.098999</text:p>
              </table:table-cell>
              <table:table-cell office:value-type="float" office:value="9.132625">
                <text:p>9.132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3.218152">
                <text:p>13.218152</text:p>
              </table:table-cell>
              <table:table-cell office:value-type="float" office:value="15.059022">
                <text:p>15.059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0.477527">
                <text:p>10.477527</text:p>
              </table:table-cell>
              <table:table-cell office:value-type="float" office:value="23.173839">
                <text:p>23.1738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0.138864">
                <text:p>20.138864</text:p>
              </table:table-cell>
              <table:table-cell office:value-type="float" office:value="26.042644">
                <text:p>26.0426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47.571869">
                <text:p>47.571869</text:p>
              </table:table-cell>
              <table:table-cell office:value-type="float" office:value="16.88662">
                <text:p>16.886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53.770966">
                <text:p>53.770966</text:p>
              </table:table-cell>
              <table:table-cell office:value-type="float" office:value="5.854965">
                <text:p>5.8549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45.643111">
                <text:p>45.643111</text:p>
              </table:table-cell>
              <table:table-cell office:value-type="float" office:value="9.454959">
                <text:p>9.4549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2.106419">
                <text:p>22.106419</text:p>
              </table:table-cell>
              <table:table-cell office:value-type="float" office:value="3.435733">
                <text:p>3.4357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.990956">
                <text:p>10.990956</text:p>
              </table:table-cell>
              <table:table-cell office:value-type="float" office:value="0.013006">
                <text:p>0.013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.583275">
                <text:p>6.583275</text:p>
              </table:table-cell>
              <table:table-cell office:value-type="float" office:value="1.503557">
                <text:p>1.5035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17.180848">
                <text:p>17.180848</text:p>
              </table:table-cell>
              <table:table-cell office:value-type="float" office:value="1.900469">
                <text:p>1.9004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5.035426">
                <text:p>5.035426</text:p>
              </table:table-cell>
              <table:table-cell office:value-type="float" office:value="2.41871">
                <text:p>2.418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.548445">
                <text:p>3.548445</text:p>
              </table:table-cell>
              <table:table-cell office:value-type="float" office:value="2.002862">
                <text:p>2.0028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3.572691">
                <text:p>3.572691</text:p>
              </table:table-cell>
              <table:table-cell office:value-type="float" office:value="0.643467">
                <text:p>0.6434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105.154982">
                <text:p>105.154982</text:p>
              </table:table-cell>
              <table:table-cell office:value-type="float" office:value="66.797112">
                <text:p>66.797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109.834156">
                <text:p>109.834156</text:p>
              </table:table-cell>
              <table:table-cell office:value-type="float" office:value="105.246627">
                <text:p>105.2466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133.784363">
                <text:p>133.784363</text:p>
              </table:table-cell>
              <table:table-cell office:value-type="float" office:value="103.621373">
                <text:p>103.6213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83.868906">
                <text:p>183.868906</text:p>
              </table:table-cell>
              <table:table-cell office:value-type="float" office:value="66.449674">
                <text:p>66.4496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23.543051">
                <text:p>123.543051</text:p>
              </table:table-cell>
              <table:table-cell office:value-type="float" office:value="86.7691">
                <text:p>86.76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00.82883">
                <text:p>100.82883</text:p>
              </table:table-cell>
              <table:table-cell office:value-type="float" office:value="128.691989">
                <text:p>128.6919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20.443166">
                <text:p>120.443166</text:p>
              </table:table-cell>
              <table:table-cell office:value-type="float" office:value="28.99699">
                <text:p>28.996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167.649849">
                <text:p>167.649849</text:p>
              </table:table-cell>
              <table:table-cell office:value-type="float" office:value="163.785964">
                <text:p>163.7859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204.929187">
                <text:p>204.929187</text:p>
              </table:table-cell>
              <table:table-cell office:value-type="float" office:value="47.479062">
                <text:p>47.4790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120.351638">
                <text:p>120.351638</text:p>
              </table:table-cell>
              <table:table-cell office:value-type="float" office:value="73.964852">
                <text:p>73.9648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89.478903">
                <text:p>89.478903</text:p>
              </table:table-cell>
              <table:table-cell office:value-type="float" office:value="56.848273">
                <text:p>56.8482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72.12785">
                <text:p>72.12785</text:p>
              </table:table-cell>
              <table:table-cell office:value-type="float" office:value="69.241455">
                <text:p>69.2414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55.741141">
                <text:p>55.741141</text:p>
              </table:table-cell>
              <table:table-cell office:value-type="float" office:value="51.017409">
                <text:p>51.0174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28.617367">
                <text:p>28.617367</text:p>
              </table:table-cell>
              <table:table-cell office:value-type="float" office:value="138.679474">
                <text:p>138.6794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2.670002">
                <text:p>42.670002</text:p>
              </table:table-cell>
              <table:table-cell office:value-type="float" office:value="154.798432">
                <text:p>154.7984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9.544315">
                <text:p>79.544315</text:p>
              </table:table-cell>
              <table:table-cell office:value-type="float" office:value="119.457205">
                <text:p>119.4572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0.721805">
                <text:p>80.721805</text:p>
              </table:table-cell>
              <table:table-cell office:value-type="float" office:value="32.328022">
                <text:p>32.328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117.679562">
                <text:p>117.679562</text:p>
              </table:table-cell>
              <table:table-cell office:value-type="float" office:value="29.90045">
                <text:p>29.900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152.458516">
                <text:p>152.458516</text:p>
              </table:table-cell>
              <table:table-cell office:value-type="float" office:value="87.292502">
                <text:p>87.2925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96.409749">
                <text:p>96.409749</text:p>
              </table:table-cell>
              <table:table-cell office:value-type="float" office:value="130.167462">
                <text:p>130.1674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111.346948">
                <text:p>111.346948</text:p>
              </table:table-cell>
              <table:table-cell office:value-type="float" office:value="63.272281">
                <text:p>63.2722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85.887483">
                <text:p>85.887483</text:p>
              </table:table-cell>
              <table:table-cell office:value-type="float" office:value="57.505772">
                <text:p>57.5057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76.809761">
                <text:p>76.809761</text:p>
              </table:table-cell>
              <table:table-cell office:value-type="float" office:value="30.317369">
                <text:p>30.3173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81.876884">
                <text:p>81.876884</text:p>
              </table:table-cell>
              <table:table-cell office:value-type="float" office:value="44.770111">
                <text:p>44.77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63.104518">
                <text:p>63.104518</text:p>
              </table:table-cell>
              <table:table-cell office:value-type="float" office:value="31.682752">
                <text:p>31.6827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5.402517">
                <text:p>55.402517</text:p>
              </table:table-cell>
              <table:table-cell office:value-type="float" office:value="27.789092">
                <text:p>27.7890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2.165474">
                <text:p>52.165474</text:p>
              </table:table-cell>
              <table:table-cell office:value-type="float" office:value="35.810678">
                <text:p>35.8106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60.902313">
                <text:p>60.902313</text:p>
              </table:table-cell>
              <table:table-cell office:value-type="float" office:value="12.950755">
                <text:p>12.9507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9.55791">
                <text:p>9.55791</text:p>
              </table:table-cell>
              <table:table-cell office:value-type="float" office:value="1.198257">
                <text:p>1.1982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4 0 1 2 3" chart:style-name="ch1">
        <chart:title svg:x="5.006cm" svg:y="0.315cm" chart:style-name="ch2">
          <text:p>Test after increasing memory</text:p>
        </chart:title>
        <chart:legend chart:legend-position="end" svg:x="13.73cm" svg:y="3.56cm" style:legend-expansion="high" chart:style-name="ch3"/>
        <chart:plot-area chart:style-name="ch4" table:cell-range-address="foo.T2:foo.T14 foo.D2:foo.G14" chart:data-source-has-labels="row" svg:x="1.279cm" svg:y="1.248cm" svg:width="12.131cm" svg:height="6.643cm">
          <chartooo:coordinate-region svg:x="2.641cm" svg:y="1.421cm" svg:width="10.582cm" svg:height="5.876cm"/>
          <chart:axis chart:dimension="x" chart:name="primary-x" chart:style-name="ch5">
            <chart:title svg:x="5.342cm" svg:y="8.071cm" chart:style-name="ch6">
              <text:p>sample (every 10 seconds)</text:p>
            </chart:title>
          </chart:axis>
          <chart:axis chart:dimension="y" chart:name="primary-y" chart:style-name="ch7">
            <chart:title svg:x="0.451cm" svg:y="5.526cm" chart:style-name="ch8">
              <text:p>Memory, MB</text:p>
            </chart:title>
            <chart:grid chart:style-name="ch9" chart:class="major"/>
          </chart:axis>
          <chart:series chart:style-name="ch10" chart:values-cell-range-address="foo.D3:foo.D14" chart:label-cell-address="foo.D2:foo.D2" chart:class="chart:scatter">
            <chart:domain table:cell-range-address="foo.T3:foo.T14"/>
            <chart:data-point chart:repeated="12"/>
          </chart:series>
          <chart:series chart:style-name="ch11" chart:values-cell-range-address="foo.E3:foo.E14" chart:label-cell-address="foo.E2:foo.E2" chart:class="chart:scatter">
            <chart:data-point chart:repeated="12"/>
          </chart:series>
          <chart:series chart:style-name="ch12" chart:values-cell-range-address="foo.F3:foo.F14" chart:label-cell-address="foo.F2:foo.F2" chart:class="chart:scatter">
            <chart:data-point chart:repeated="12"/>
          </chart:series>
          <chart:series chart:style-name="ch13" chart:values-cell-range-address="foo.G3:foo.G14" chart:label-cell-address="foo.G2:foo.G2" chart:class="chart:scatte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swpd</text:p>
                <draw:g>
                  <svg:desc>foo.D2:foo.D2</svg:desc>
                </draw:g>
              </table:table-cell>
              <table:table-cell office:value-type="string">
                <text:p>free</text:p>
                <draw:g>
                  <svg:desc>foo.E2:foo.E2</svg:desc>
                </draw:g>
              </table:table-cell>
              <table:table-cell office:value-type="string">
                <text:p>buff</text:p>
                <draw:g>
                  <svg:desc>foo.F2:foo.F2</svg:desc>
                </draw:g>
              </table:table-cell>
              <table:table-cell office:value-type="string">
                <text:p>cache</text:p>
                <draw:g>
                  <svg:desc>foo.G2:foo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o.T3:foo.T14</svg:desc>
                </draw:g>
              </table:table-cell>
              <table:table-cell office:value-type="float" office:value="0">
                <text:p>0</text:p>
                <draw:g>
                  <svg:desc>foo.D3:foo.D14</svg:desc>
                </draw:g>
              </table:table-cell>
              <table:table-cell office:value-type="float" office:value="198226">
                <text:p>198226</text:p>
                <draw:g>
                  <svg:desc>foo.E3:foo.E14</svg:desc>
                </draw:g>
              </table:table-cell>
              <table:table-cell office:value-type="float" office:value="265">
                <text:p>265</text:p>
                <draw:g>
                  <svg:desc>foo.F3:foo.F14</svg:desc>
                </draw:g>
              </table:table-cell>
              <table:table-cell office:value-type="float" office:value="27247">
                <text:p>27247</text:p>
                <draw:g>
                  <svg:desc>foo.G3:foo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98224">
                <text:p>198224</text:p>
              </table:table-cell>
              <table:table-cell office:value-type="float" office:value="265">
                <text:p>265</text:p>
              </table:table-cell>
              <table:table-cell office:value-type="float" office:value="27247">
                <text:p>272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98220">
                <text:p>198220</text:p>
              </table:table-cell>
              <table:table-cell office:value-type="float" office:value="265">
                <text:p>265</text:p>
              </table:table-cell>
              <table:table-cell office:value-type="float" office:value="27247">
                <text:p>27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98215">
                <text:p>198215</text:p>
              </table:table-cell>
              <table:table-cell office:value-type="float" office:value="265">
                <text:p>265</text:p>
              </table:table-cell>
              <table:table-cell office:value-type="float" office:value="27247">
                <text:p>272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98202">
                <text:p>198202</text:p>
              </table:table-cell>
              <table:table-cell office:value-type="float" office:value="265">
                <text:p>265</text:p>
              </table:table-cell>
              <table:table-cell office:value-type="float" office:value="27248">
                <text:p>27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98170">
                <text:p>198170</text:p>
              </table:table-cell>
              <table:table-cell office:value-type="float" office:value="265">
                <text:p>265</text:p>
              </table:table-cell>
              <table:table-cell office:value-type="float" office:value="27259">
                <text:p>272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98155">
                <text:p>198155</text:p>
              </table:table-cell>
              <table:table-cell office:value-type="float" office:value="265">
                <text:p>265</text:p>
              </table:table-cell>
              <table:table-cell office:value-type="float" office:value="27262">
                <text:p>272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98112">
                <text:p>198112</text:p>
              </table:table-cell>
              <table:table-cell office:value-type="float" office:value="265">
                <text:p>265</text:p>
              </table:table-cell>
              <table:table-cell office:value-type="float" office:value="27267">
                <text:p>272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98060">
                <text:p>198060</text:p>
              </table:table-cell>
              <table:table-cell office:value-type="float" office:value="265">
                <text:p>265</text:p>
              </table:table-cell>
              <table:table-cell office:value-type="float" office:value="27271">
                <text:p>27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97889">
                <text:p>197889</text:p>
              </table:table-cell>
              <table:table-cell office:value-type="float" office:value="265">
                <text:p>265</text:p>
              </table:table-cell>
              <table:table-cell office:value-type="float" office:value="27275">
                <text:p>27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97903">
                <text:p>197903</text:p>
              </table:table-cell>
              <table:table-cell office:value-type="float" office:value="265">
                <text:p>265</text:p>
              </table:table-cell>
              <table:table-cell office:value-type="float" office:value="27277">
                <text:p>27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97862">
                <text:p>197862</text:p>
              </table:table-cell>
              <table:table-cell office:value-type="float" office:value="265">
                <text:p>265</text:p>
              </table:table-cell>
              <table:table-cell office:value-type="float" office:value="27278">
                <text:p>2727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27cm" style:legend-expansion="high" chart:style-name="ch2"/>
        <chart:plot-area chart:style-name="ch3" table:cell-range-address="progression.B2:progression.B54 progression.F1:progression.F54" chart:data-source-has-labels="both" svg:x="0.32cm" svg:y="0.18cm" svg:width="13.758cm" svg:height="8.64cm">
          <chartooo:coordinate-region svg:x="1.867cm" svg:y="0.18cm" svg:width="12.211cm" svg:height="7.038cm"/>
          <chart:axis chart:dimension="x" chart:name="primary-x" chart:style-name="ch4" chartooo:axis-type="auto">
            <chartooo:date-scale/>
            <chart:categories table:cell-range-address="progression.B2:progression.B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gression.F2:progression.F54" chart:label-cell-address="progression.F1:progression.F1" chart:class="chart:bar"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progression.F1:progressi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:48:11</text:p>
                <draw:g>
                  <svg:desc>progression.B2:progression.B54</svg:desc>
                </draw:g>
              </table:table-cell>
              <table:table-cell office:value-type="float" office:value="85889">
                <text:p>85889</text:p>
                <draw:g>
                  <svg:desc>progression.F2:progression.F54</svg:desc>
                </draw:g>
              </table:table-cell>
            </table:table-row>
            <table:table-row>
              <table:table-cell office:value-type="string">
                <text:p>11:48:12</text:p>
              </table:table-cell>
              <table:table-cell office:value-type="float" office:value="538858">
                <text:p>538858</text:p>
              </table:table-cell>
            </table:table-row>
            <table:table-row>
              <table:table-cell office:value-type="string">
                <text:p>11:48:13</text:p>
              </table:table-cell>
              <table:table-cell office:value-type="float" office:value="461829">
                <text:p>461829</text:p>
              </table:table-cell>
            </table:table-row>
            <table:table-row>
              <table:table-cell office:value-type="string">
                <text:p>11:48:14</text:p>
              </table:table-cell>
              <table:table-cell office:value-type="float" office:value="481251">
                <text:p>481251</text:p>
              </table:table-cell>
            </table:table-row>
            <table:table-row>
              <table:table-cell office:value-type="string">
                <text:p>11:48:15</text:p>
              </table:table-cell>
              <table:table-cell office:value-type="float" office:value="336516">
                <text:p>336516</text:p>
              </table:table-cell>
            </table:table-row>
            <table:table-row>
              <table:table-cell office:value-type="string">
                <text:p>11:48:16</text:p>
              </table:table-cell>
              <table:table-cell office:value-type="float" office:value="1221276">
                <text:p>1221276</text:p>
              </table:table-cell>
            </table:table-row>
            <table:table-row>
              <table:table-cell office:value-type="string">
                <text:p>11:48:17</text:p>
              </table:table-cell>
              <table:table-cell office:value-type="float" office:value="1172907">
                <text:p>1172907</text:p>
              </table:table-cell>
            </table:table-row>
            <table:table-row>
              <table:table-cell office:value-type="string">
                <text:p>11:48:18</text:p>
              </table:table-cell>
              <table:table-cell office:value-type="float" office:value="1228413">
                <text:p>1228413</text:p>
              </table:table-cell>
            </table:table-row>
            <table:table-row>
              <table:table-cell office:value-type="string">
                <text:p>11:48:19</text:p>
              </table:table-cell>
              <table:table-cell office:value-type="float" office:value="1146125">
                <text:p>1146125</text:p>
              </table:table-cell>
            </table:table-row>
            <table:table-row>
              <table:table-cell office:value-type="string">
                <text:p>11:48:20</text:p>
              </table:table-cell>
              <table:table-cell office:value-type="float" office:value="787318">
                <text:p>787318</text:p>
              </table:table-cell>
            </table:table-row>
            <table:table-row>
              <table:table-cell office:value-type="string">
                <text:p>11:48:21</text:p>
              </table:table-cell>
              <table:table-cell office:value-type="float" office:value="1516611">
                <text:p>1516611</text:p>
              </table:table-cell>
            </table:table-row>
            <table:table-row>
              <table:table-cell office:value-type="string">
                <text:p>11:48:22</text:p>
              </table:table-cell>
              <table:table-cell office:value-type="float" office:value="2639764">
                <text:p>2639764</text:p>
              </table:table-cell>
            </table:table-row>
            <table:table-row>
              <table:table-cell office:value-type="string">
                <text:p>11:48:23</text:p>
              </table:table-cell>
              <table:table-cell office:value-type="float" office:value="2331865">
                <text:p>2331865</text:p>
              </table:table-cell>
            </table:table-row>
            <table:table-row>
              <table:table-cell office:value-type="string">
                <text:p>11:48:24</text:p>
              </table:table-cell>
              <table:table-cell office:value-type="float" office:value="1441404">
                <text:p>1441404</text:p>
              </table:table-cell>
            </table:table-row>
            <table:table-row>
              <table:table-cell office:value-type="string">
                <text:p>11:48:25</text:p>
              </table:table-cell>
              <table:table-cell office:value-type="float" office:value="785073">
                <text:p>785073</text:p>
              </table:table-cell>
            </table:table-row>
            <table:table-row>
              <table:table-cell office:value-type="string">
                <text:p>11:48:26</text:p>
              </table:table-cell>
              <table:table-cell office:value-type="float" office:value="884385">
                <text:p>884385</text:p>
              </table:table-cell>
            </table:table-row>
            <table:table-row>
              <table:table-cell office:value-type="string">
                <text:p>11:48:27</text:p>
              </table:table-cell>
              <table:table-cell office:value-type="float" office:value="1662315">
                <text:p>1662315</text:p>
              </table:table-cell>
            </table:table-row>
            <table:table-row>
              <table:table-cell office:value-type="string">
                <text:p>11:48:28</text:p>
              </table:table-cell>
              <table:table-cell office:value-type="float" office:value="696072">
                <text:p>696072</text:p>
              </table:table-cell>
            </table:table-row>
            <table:table-row>
              <table:table-cell office:value-type="string">
                <text:p>11:48:29</text:p>
              </table:table-cell>
              <table:table-cell office:value-type="float" office:value="145993">
                <text:p>145993</text:p>
              </table:table-cell>
            </table:table-row>
            <table:table-row>
              <table:table-cell office:value-type="string">
                <text:p>11:48:30</text:p>
              </table:table-cell>
              <table:table-cell office:value-type="float" office:value="453960">
                <text:p>453960</text:p>
              </table:table-cell>
            </table:table-row>
            <table:table-row>
              <table:table-cell office:value-type="string">
                <text:p>11:48:31</text:p>
              </table:table-cell>
              <table:table-cell office:value-type="float" office:value="1106289">
                <text:p>1106289</text:p>
              </table:table-cell>
            </table:table-row>
            <table:table-row>
              <table:table-cell office:value-type="string">
                <text:p>11:48:32</text:p>
              </table:table-cell>
              <table:table-cell office:value-type="float" office:value="3146970">
                <text:p>3146970</text:p>
              </table:table-cell>
            </table:table-row>
            <table:table-row>
              <table:table-cell office:value-type="string">
                <text:p>11:48:33</text:p>
              </table:table-cell>
              <table:table-cell office:value-type="float" office:value="3562443">
                <text:p>3562443</text:p>
              </table:table-cell>
            </table:table-row>
            <table:table-row>
              <table:table-cell office:value-type="string">
                <text:p>11:48:34</text:p>
              </table:table-cell>
              <table:table-cell office:value-type="float" office:value="1172402">
                <text:p>1172402</text:p>
              </table:table-cell>
            </table:table-row>
            <table:table-row>
              <table:table-cell office:value-type="string">
                <text:p>11:48:35</text:p>
              </table:table-cell>
              <table:table-cell office:value-type="float" office:value="1747723">
                <text:p>1747723</text:p>
              </table:table-cell>
            </table:table-row>
            <table:table-row>
              <table:table-cell office:value-type="string">
                <text:p>11:48:36</text:p>
              </table:table-cell>
              <table:table-cell office:value-type="float" office:value="2540762">
                <text:p>2540762</text:p>
              </table:table-cell>
            </table:table-row>
            <table:table-row>
              <table:table-cell office:value-type="string">
                <text:p>11:48:37</text:p>
              </table:table-cell>
              <table:table-cell office:value-type="float" office:value="2688456">
                <text:p>2688456</text:p>
              </table:table-cell>
            </table:table-row>
            <table:table-row>
              <table:table-cell office:value-type="string">
                <text:p>11:48:38</text:p>
              </table:table-cell>
              <table:table-cell office:value-type="float" office:value="2004991">
                <text:p>2004991</text:p>
              </table:table-cell>
            </table:table-row>
            <table:table-row>
              <table:table-cell office:value-type="string">
                <text:p>11:48:39</text:p>
              </table:table-cell>
              <table:table-cell office:value-type="float" office:value="2309505">
                <text:p>2309505</text:p>
              </table:table-cell>
            </table:table-row>
            <table:table-row>
              <table:table-cell office:value-type="string">
                <text:p>11:48:40</text:p>
              </table:table-cell>
              <table:table-cell office:value-type="float" office:value="3163936">
                <text:p>3163936</text:p>
              </table:table-cell>
            </table:table-row>
            <table:table-row>
              <table:table-cell office:value-type="string">
                <text:p>11:48:41</text:p>
              </table:table-cell>
              <table:table-cell office:value-type="float" office:value="1103101">
                <text:p>1103101</text:p>
              </table:table-cell>
            </table:table-row>
            <table:table-row>
              <table:table-cell office:value-type="string">
                <text:p>11:48:42</text:p>
              </table:table-cell>
              <table:table-cell office:value-type="float" office:value="4283378">
                <text:p>4283378</text:p>
              </table:table-cell>
            </table:table-row>
            <table:table-row>
              <table:table-cell office:value-type="string">
                <text:p>11:48:43</text:p>
              </table:table-cell>
              <table:table-cell office:value-type="float" office:value="1668487">
                <text:p>1668487</text:p>
              </table:table-cell>
            </table:table-row>
            <table:table-row>
              <table:table-cell office:value-type="string">
                <text:p>11:48:44</text:p>
              </table:table-cell>
              <table:table-cell office:value-type="float" office:value="2170875">
                <text:p>2170875</text:p>
              </table:table-cell>
            </table:table-row>
            <table:table-row>
              <table:table-cell office:value-type="string">
                <text:p>11:48:45</text:p>
              </table:table-cell>
              <table:table-cell office:value-type="float" office:value="2099342">
                <text:p>2099342</text:p>
              </table:table-cell>
            </table:table-row>
            <table:table-row>
              <table:table-cell office:value-type="string">
                <text:p>11:48:46</text:p>
              </table:table-cell>
              <table:table-cell office:value-type="float" office:value="2289630">
                <text:p>2289630</text:p>
              </table:table-cell>
            </table:table-row>
            <table:table-row>
              <table:table-cell office:value-type="string">
                <text:p>11:48:47</text:p>
              </table:table-cell>
              <table:table-cell office:value-type="float" office:value="2191259">
                <text:p>2191259</text:p>
              </table:table-cell>
            </table:table-row>
            <table:table-row>
              <table:table-cell office:value-type="string">
                <text:p>11:48:48</text:p>
              </table:table-cell>
              <table:table-cell office:value-type="float" office:value="3178725">
                <text:p>3178725</text:p>
              </table:table-cell>
            </table:table-row>
            <table:table-row>
              <table:table-cell office:value-type="string">
                <text:p>11:48:49</text:p>
              </table:table-cell>
              <table:table-cell office:value-type="float" office:value="3417085">
                <text:p>3417085</text:p>
              </table:table-cell>
            </table:table-row>
            <table:table-row>
              <table:table-cell office:value-type="string">
                <text:p>11:48:50</text:p>
              </table:table-cell>
              <table:table-cell office:value-type="float" office:value="2936317">
                <text:p>2936317</text:p>
              </table:table-cell>
            </table:table-row>
            <table:table-row>
              <table:table-cell office:value-type="string">
                <text:p>11:48:51</text:p>
              </table:table-cell>
              <table:table-cell office:value-type="float" office:value="1152132">
                <text:p>1152132</text:p>
              </table:table-cell>
            </table:table-row>
            <table:table-row>
              <table:table-cell office:value-type="string">
                <text:p>11:48:52</text:p>
              </table:table-cell>
              <table:table-cell office:value-type="float" office:value="1380881">
                <text:p>1380881</text:p>
              </table:table-cell>
            </table:table-row>
            <table:table-row>
              <table:table-cell office:value-type="string">
                <text:p>11:48:53</text:p>
              </table:table-cell>
              <table:table-cell office:value-type="float" office:value="2628660">
                <text:p>2628660</text:p>
              </table:table-cell>
            </table:table-row>
            <table:table-row>
              <table:table-cell office:value-type="string">
                <text:p>11:48:54</text:p>
              </table:table-cell>
              <table:table-cell office:value-type="float" office:value="4363883">
                <text:p>4363883</text:p>
              </table:table-cell>
            </table:table-row>
            <table:table-row>
              <table:table-cell office:value-type="string">
                <text:p>11:48:55</text:p>
              </table:table-cell>
              <table:table-cell office:value-type="float" office:value="2501092">
                <text:p>2501092</text:p>
              </table:table-cell>
            </table:table-row>
            <table:table-row>
              <table:table-cell office:value-type="string">
                <text:p>11:48:56</text:p>
              </table:table-cell>
              <table:table-cell office:value-type="float" office:value="2300207">
                <text:p>2300207</text:p>
              </table:table-cell>
            </table:table-row>
            <table:table-row>
              <table:table-cell office:value-type="string">
                <text:p>11:48:57</text:p>
              </table:table-cell>
              <table:table-cell office:value-type="float" office:value="1531765">
                <text:p>1531765</text:p>
              </table:table-cell>
            </table:table-row>
            <table:table-row>
              <table:table-cell office:value-type="string">
                <text:p>11:48:58</text:p>
              </table:table-cell>
              <table:table-cell office:value-type="float" office:value="2437964">
                <text:p>2437964</text:p>
              </table:table-cell>
            </table:table-row>
            <table:table-row>
              <table:table-cell office:value-type="string">
                <text:p>11:48:59</text:p>
              </table:table-cell>
              <table:table-cell office:value-type="float" office:value="2322550">
                <text:p>2322550</text:p>
              </table:table-cell>
            </table:table-row>
            <table:table-row>
              <table:table-cell office:value-type="string">
                <text:p>11:49:00</text:p>
              </table:table-cell>
              <table:table-cell office:value-type="float" office:value="2355867">
                <text:p>2355867</text:p>
              </table:table-cell>
            </table:table-row>
            <table:table-row>
              <table:table-cell office:value-type="string">
                <text:p>11:49:01</text:p>
              </table:table-cell>
              <table:table-cell office:value-type="float" office:value="2795160">
                <text:p>2795160</text:p>
              </table:table-cell>
            </table:table-row>
            <table:table-row>
              <table:table-cell office:value-type="string">
                <text:p>11:49:02</text:p>
              </table:table-cell>
              <table:table-cell office:value-type="float" office:value="2198420">
                <text:p>2198420</text:p>
              </table:table-cell>
            </table:table-row>
            <table:table-row>
              <table:table-cell office:value-type="string">
                <text:p>11:49:03</text:p>
              </table:table-cell>
              <table:table-cell office:value-type="float" office:value="416117">
                <text:p>4161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progression.B1:progression.D54" chart:data-source-has-labels="both" svg:x="0.32cm" svg:y="0.18cm" svg:width="13.361cm" svg:height="8.64cm">
          <chartooo:coordinate-region svg:x="1.261cm" svg:y="0.18cm" svg:width="12.42cm" svg:height="7.037cm"/>
          <chart:axis chart:dimension="x" chart:name="primary-x" chart:style-name="ch4" chartooo:axis-type="auto">
            <chartooo:date-scale/>
            <chart:categories table:cell-range-address="progression.B2:progression.B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gression.C2:progression.C54" chart:label-cell-address="progression.C1:progression.C1" chart:class="chart:bar">
            <chart:data-point chart:repeated="53"/>
          </chart:series>
          <chart:series chart:style-name="ch8" chart:values-cell-range-address="progression.D2:progression.D54" chart:label-cell-address="progression.D1:progression.D1" chart:class="chart:bar">
            <chart:data-point chart:repeated="5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progression.C1:progression.C1</svg:desc>
                </draw:g>
              </table:table-cell>
              <table:table-cell office:value-type="string">
                <text:p>xfertime</text:p>
                <draw:g>
                  <svg:desc>progression.D1:progress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:48:11</text:p>
                <draw:g>
                  <svg:desc>progression.B2:progression.B54</svg:desc>
                </draw:g>
              </table:table-cell>
              <table:table-cell office:value-type="float" office:value="2.277793">
                <text:p>2.277793</text:p>
                <draw:g>
                  <svg:desc>progression.C2:progression.C54</svg:desc>
                </draw:g>
              </table:table-cell>
              <table:table-cell office:value-type="float" office:value="0.174874">
                <text:p>0.174874</text:p>
                <draw:g>
                  <svg:desc>progression.D2:progression.D54</svg:desc>
                </draw:g>
              </table:table-cell>
            </table:table-row>
            <table:table-row>
              <table:table-cell office:value-type="string">
                <text:p>11:48:12</text:p>
              </table:table-cell>
              <table:table-cell office:value-type="float" office:value="6.129723">
                <text:p>6.129723</text:p>
              </table:table-cell>
              <table:table-cell office:value-type="float" office:value="1.644647">
                <text:p>1.644647</text:p>
              </table:table-cell>
            </table:table-row>
            <table:table-row>
              <table:table-cell office:value-type="string">
                <text:p>11:48:13</text:p>
              </table:table-cell>
              <table:table-cell office:value-type="float" office:value="52.692507">
                <text:p>52.692507</text:p>
              </table:table-cell>
              <table:table-cell office:value-type="float" office:value="1.02712">
                <text:p>1.02712</text:p>
              </table:table-cell>
            </table:table-row>
            <table:table-row>
              <table:table-cell office:value-type="string">
                <text:p>11:48:14</text:p>
              </table:table-cell>
              <table:table-cell office:value-type="float" office:value="1.712368">
                <text:p>1.712368</text:p>
              </table:table-cell>
              <table:table-cell office:value-type="float" office:value="1.115517">
                <text:p>1.115517</text:p>
              </table:table-cell>
            </table:table-row>
            <table:table-row>
              <table:table-cell office:value-type="string">
                <text:p>11:48:15</text:p>
              </table:table-cell>
              <table:table-cell office:value-type="float" office:value="1.838035">
                <text:p>1.838035</text:p>
              </table:table-cell>
              <table:table-cell office:value-type="float" office:value="0.363251">
                <text:p>0.363251</text:p>
              </table:table-cell>
            </table:table-row>
            <table:table-row>
              <table:table-cell office:value-type="string">
                <text:p>11:48:16</text:p>
              </table:table-cell>
              <table:table-cell office:value-type="float" office:value="4.565168">
                <text:p>4.565168</text:p>
              </table:table-cell>
              <table:table-cell office:value-type="float" office:value="13.147825">
                <text:p>13.147825</text:p>
              </table:table-cell>
            </table:table-row>
            <table:table-row>
              <table:table-cell office:value-type="string">
                <text:p>11:48:17</text:p>
              </table:table-cell>
              <table:table-cell office:value-type="float" office:value="19.434595">
                <text:p>19.434595</text:p>
              </table:table-cell>
              <table:table-cell office:value-type="float" office:value="14.587552">
                <text:p>14.587552</text:p>
              </table:table-cell>
            </table:table-row>
            <table:table-row>
              <table:table-cell office:value-type="string">
                <text:p>11:48:18</text:p>
              </table:table-cell>
              <table:table-cell office:value-type="float" office:value="20.586204">
                <text:p>20.586204</text:p>
              </table:table-cell>
              <table:table-cell office:value-type="float" office:value="12.281966">
                <text:p>12.281966</text:p>
              </table:table-cell>
            </table:table-row>
            <table:table-row>
              <table:table-cell office:value-type="string">
                <text:p>11:48:19</text:p>
              </table:table-cell>
              <table:table-cell office:value-type="float" office:value="15.064807">
                <text:p>15.064807</text:p>
              </table:table-cell>
              <table:table-cell office:value-type="float" office:value="12.384291">
                <text:p>12.384291</text:p>
              </table:table-cell>
            </table:table-row>
            <table:table-row>
              <table:table-cell office:value-type="string">
                <text:p>11:48:20</text:p>
              </table:table-cell>
              <table:table-cell office:value-type="float" office:value="6.456404">
                <text:p>6.456404</text:p>
              </table:table-cell>
              <table:table-cell office:value-type="float" office:value="8.163427">
                <text:p>8.163427</text:p>
              </table:table-cell>
            </table:table-row>
            <table:table-row>
              <table:table-cell office:value-type="string">
                <text:p>11:48:21</text:p>
              </table:table-cell>
              <table:table-cell office:value-type="float" office:value="7.098999">
                <text:p>7.098999</text:p>
              </table:table-cell>
              <table:table-cell office:value-type="float" office:value="9.132625">
                <text:p>9.132625</text:p>
              </table:table-cell>
            </table:table-row>
            <table:table-row>
              <table:table-cell office:value-type="string">
                <text:p>11:48:22</text:p>
              </table:table-cell>
              <table:table-cell office:value-type="float" office:value="13.218152">
                <text:p>13.218152</text:p>
              </table:table-cell>
              <table:table-cell office:value-type="float" office:value="15.059022">
                <text:p>15.059022</text:p>
              </table:table-cell>
            </table:table-row>
            <table:table-row>
              <table:table-cell office:value-type="string">
                <text:p>11:48:23</text:p>
              </table:table-cell>
              <table:table-cell office:value-type="float" office:value="10.477527">
                <text:p>10.477527</text:p>
              </table:table-cell>
              <table:table-cell office:value-type="float" office:value="23.173839">
                <text:p>23.173839</text:p>
              </table:table-cell>
            </table:table-row>
            <table:table-row>
              <table:table-cell office:value-type="string">
                <text:p>11:48:24</text:p>
              </table:table-cell>
              <table:table-cell office:value-type="float" office:value="20.138864">
                <text:p>20.138864</text:p>
              </table:table-cell>
              <table:table-cell office:value-type="float" office:value="26.042644">
                <text:p>26.042644</text:p>
              </table:table-cell>
            </table:table-row>
            <table:table-row>
              <table:table-cell office:value-type="string">
                <text:p>11:48:25</text:p>
              </table:table-cell>
              <table:table-cell office:value-type="float" office:value="47.571869">
                <text:p>47.571869</text:p>
              </table:table-cell>
              <table:table-cell office:value-type="float" office:value="16.88662">
                <text:p>16.88662</text:p>
              </table:table-cell>
            </table:table-row>
            <table:table-row>
              <table:table-cell office:value-type="string">
                <text:p>11:48:26</text:p>
              </table:table-cell>
              <table:table-cell office:value-type="float" office:value="53.770966">
                <text:p>53.770966</text:p>
              </table:table-cell>
              <table:table-cell office:value-type="float" office:value="5.854965">
                <text:p>5.854965</text:p>
              </table:table-cell>
            </table:table-row>
            <table:table-row>
              <table:table-cell office:value-type="string">
                <text:p>11:48:27</text:p>
              </table:table-cell>
              <table:table-cell office:value-type="float" office:value="45.643111">
                <text:p>45.643111</text:p>
              </table:table-cell>
              <table:table-cell office:value-type="float" office:value="9.454959">
                <text:p>9.454959</text:p>
              </table:table-cell>
            </table:table-row>
            <table:table-row>
              <table:table-cell office:value-type="string">
                <text:p>11:48:28</text:p>
              </table:table-cell>
              <table:table-cell office:value-type="float" office:value="22.106419">
                <text:p>22.106419</text:p>
              </table:table-cell>
              <table:table-cell office:value-type="float" office:value="3.435733">
                <text:p>3.435733</text:p>
              </table:table-cell>
            </table:table-row>
            <table:table-row>
              <table:table-cell office:value-type="string">
                <text:p>11:48:29</text:p>
              </table:table-cell>
              <table:table-cell office:value-type="float" office:value="10.990956">
                <text:p>10.990956</text:p>
              </table:table-cell>
              <table:table-cell office:value-type="float" office:value="0.013006">
                <text:p>0.013006</text:p>
              </table:table-cell>
            </table:table-row>
            <table:table-row>
              <table:table-cell office:value-type="string">
                <text:p>11:48:30</text:p>
              </table:table-cell>
              <table:table-cell office:value-type="float" office:value="6.583275">
                <text:p>6.583275</text:p>
              </table:table-cell>
              <table:table-cell office:value-type="float" office:value="1.503557">
                <text:p>1.503557</text:p>
              </table:table-cell>
            </table:table-row>
            <table:table-row>
              <table:table-cell office:value-type="string">
                <text:p>11:48:31</text:p>
              </table:table-cell>
              <table:table-cell office:value-type="float" office:value="17.180848">
                <text:p>17.180848</text:p>
              </table:table-cell>
              <table:table-cell office:value-type="float" office:value="1.900469">
                <text:p>1.900469</text:p>
              </table:table-cell>
            </table:table-row>
            <table:table-row>
              <table:table-cell office:value-type="string">
                <text:p>11:48:32</text:p>
              </table:table-cell>
              <table:table-cell office:value-type="float" office:value="5.035426">
                <text:p>5.035426</text:p>
              </table:table-cell>
              <table:table-cell office:value-type="float" office:value="2.41871">
                <text:p>2.41871</text:p>
              </table:table-cell>
            </table:table-row>
            <table:table-row>
              <table:table-cell office:value-type="string">
                <text:p>11:48:33</text:p>
              </table:table-cell>
              <table:table-cell office:value-type="float" office:value="3.548445">
                <text:p>3.548445</text:p>
              </table:table-cell>
              <table:table-cell office:value-type="float" office:value="2.002862">
                <text:p>2.002862</text:p>
              </table:table-cell>
            </table:table-row>
            <table:table-row>
              <table:table-cell office:value-type="string">
                <text:p>11:48:34</text:p>
              </table:table-cell>
              <table:table-cell office:value-type="float" office:value="3.572691">
                <text:p>3.572691</text:p>
              </table:table-cell>
              <table:table-cell office:value-type="float" office:value="0.643467">
                <text:p>0.643467</text:p>
              </table:table-cell>
            </table:table-row>
            <table:table-row>
              <table:table-cell office:value-type="string">
                <text:p>11:48:35</text:p>
              </table:table-cell>
              <table:table-cell office:value-type="float" office:value="105.154982">
                <text:p>105.154982</text:p>
              </table:table-cell>
              <table:table-cell office:value-type="float" office:value="66.797112">
                <text:p>66.797112</text:p>
              </table:table-cell>
            </table:table-row>
            <table:table-row>
              <table:table-cell office:value-type="string">
                <text:p>11:48:36</text:p>
              </table:table-cell>
              <table:table-cell office:value-type="float" office:value="109.834156">
                <text:p>109.834156</text:p>
              </table:table-cell>
              <table:table-cell office:value-type="float" office:value="105.246627">
                <text:p>105.246627</text:p>
              </table:table-cell>
            </table:table-row>
            <table:table-row>
              <table:table-cell office:value-type="string">
                <text:p>11:48:37</text:p>
              </table:table-cell>
              <table:table-cell office:value-type="float" office:value="133.784363">
                <text:p>133.784363</text:p>
              </table:table-cell>
              <table:table-cell office:value-type="float" office:value="103.621373">
                <text:p>103.621373</text:p>
              </table:table-cell>
            </table:table-row>
            <table:table-row>
              <table:table-cell office:value-type="string">
                <text:p>11:48:38</text:p>
              </table:table-cell>
              <table:table-cell office:value-type="float" office:value="183.868906">
                <text:p>183.868906</text:p>
              </table:table-cell>
              <table:table-cell office:value-type="float" office:value="66.449674">
                <text:p>66.449674</text:p>
              </table:table-cell>
            </table:table-row>
            <table:table-row>
              <table:table-cell office:value-type="string">
                <text:p>11:48:39</text:p>
              </table:table-cell>
              <table:table-cell office:value-type="float" office:value="123.543051">
                <text:p>123.543051</text:p>
              </table:table-cell>
              <table:table-cell office:value-type="float" office:value="86.7691">
                <text:p>86.7691</text:p>
              </table:table-cell>
            </table:table-row>
            <table:table-row>
              <table:table-cell office:value-type="string">
                <text:p>11:48:40</text:p>
              </table:table-cell>
              <table:table-cell office:value-type="float" office:value="100.82883">
                <text:p>100.82883</text:p>
              </table:table-cell>
              <table:table-cell office:value-type="float" office:value="128.691989">
                <text:p>128.691989</text:p>
              </table:table-cell>
            </table:table-row>
            <table:table-row>
              <table:table-cell office:value-type="string">
                <text:p>11:48:41</text:p>
              </table:table-cell>
              <table:table-cell office:value-type="float" office:value="120.443166">
                <text:p>120.443166</text:p>
              </table:table-cell>
              <table:table-cell office:value-type="float" office:value="28.99699">
                <text:p>28.99699</text:p>
              </table:table-cell>
            </table:table-row>
            <table:table-row>
              <table:table-cell office:value-type="string">
                <text:p>11:48:42</text:p>
              </table:table-cell>
              <table:table-cell office:value-type="float" office:value="167.649849">
                <text:p>167.649849</text:p>
              </table:table-cell>
              <table:table-cell office:value-type="float" office:value="163.785964">
                <text:p>163.785964</text:p>
              </table:table-cell>
            </table:table-row>
            <table:table-row>
              <table:table-cell office:value-type="string">
                <text:p>11:48:43</text:p>
              </table:table-cell>
              <table:table-cell office:value-type="float" office:value="204.929187">
                <text:p>204.929187</text:p>
              </table:table-cell>
              <table:table-cell office:value-type="float" office:value="47.479062">
                <text:p>47.479062</text:p>
              </table:table-cell>
            </table:table-row>
            <table:table-row>
              <table:table-cell office:value-type="string">
                <text:p>11:48:44</text:p>
              </table:table-cell>
              <table:table-cell office:value-type="float" office:value="120.351638">
                <text:p>120.351638</text:p>
              </table:table-cell>
              <table:table-cell office:value-type="float" office:value="73.964852">
                <text:p>73.964852</text:p>
              </table:table-cell>
            </table:table-row>
            <table:table-row>
              <table:table-cell office:value-type="string">
                <text:p>11:48:45</text:p>
              </table:table-cell>
              <table:table-cell office:value-type="float" office:value="89.478903">
                <text:p>89.478903</text:p>
              </table:table-cell>
              <table:table-cell office:value-type="float" office:value="56.848273">
                <text:p>56.848273</text:p>
              </table:table-cell>
            </table:table-row>
            <table:table-row>
              <table:table-cell office:value-type="string">
                <text:p>11:48:46</text:p>
              </table:table-cell>
              <table:table-cell office:value-type="float" office:value="72.12785">
                <text:p>72.12785</text:p>
              </table:table-cell>
              <table:table-cell office:value-type="float" office:value="69.241455">
                <text:p>69.241455</text:p>
              </table:table-cell>
            </table:table-row>
            <table:table-row>
              <table:table-cell office:value-type="string">
                <text:p>11:48:47</text:p>
              </table:table-cell>
              <table:table-cell office:value-type="float" office:value="55.741141">
                <text:p>55.741141</text:p>
              </table:table-cell>
              <table:table-cell office:value-type="float" office:value="51.017409">
                <text:p>51.017409</text:p>
              </table:table-cell>
            </table:table-row>
            <table:table-row>
              <table:table-cell office:value-type="string">
                <text:p>11:48:48</text:p>
              </table:table-cell>
              <table:table-cell office:value-type="float" office:value="28.617367">
                <text:p>28.617367</text:p>
              </table:table-cell>
              <table:table-cell office:value-type="float" office:value="138.679474">
                <text:p>138.679474</text:p>
              </table:table-cell>
            </table:table-row>
            <table:table-row>
              <table:table-cell office:value-type="string">
                <text:p>11:48:49</text:p>
              </table:table-cell>
              <table:table-cell office:value-type="float" office:value="42.670002">
                <text:p>42.670002</text:p>
              </table:table-cell>
              <table:table-cell office:value-type="float" office:value="154.798432">
                <text:p>154.798432</text:p>
              </table:table-cell>
            </table:table-row>
            <table:table-row>
              <table:table-cell office:value-type="string">
                <text:p>11:48:50</text:p>
              </table:table-cell>
              <table:table-cell office:value-type="float" office:value="79.544315">
                <text:p>79.544315</text:p>
              </table:table-cell>
              <table:table-cell office:value-type="float" office:value="119.457205">
                <text:p>119.457205</text:p>
              </table:table-cell>
            </table:table-row>
            <table:table-row>
              <table:table-cell office:value-type="string">
                <text:p>11:48:51</text:p>
              </table:table-cell>
              <table:table-cell office:value-type="float" office:value="80.721805">
                <text:p>80.721805</text:p>
              </table:table-cell>
              <table:table-cell office:value-type="float" office:value="32.328022">
                <text:p>32.328022</text:p>
              </table:table-cell>
            </table:table-row>
            <table:table-row>
              <table:table-cell office:value-type="string">
                <text:p>11:48:52</text:p>
              </table:table-cell>
              <table:table-cell office:value-type="float" office:value="117.679562">
                <text:p>117.679562</text:p>
              </table:table-cell>
              <table:table-cell office:value-type="float" office:value="29.90045">
                <text:p>29.90045</text:p>
              </table:table-cell>
            </table:table-row>
            <table:table-row>
              <table:table-cell office:value-type="string">
                <text:p>11:48:53</text:p>
              </table:table-cell>
              <table:table-cell office:value-type="float" office:value="152.458516">
                <text:p>152.458516</text:p>
              </table:table-cell>
              <table:table-cell office:value-type="float" office:value="87.292502">
                <text:p>87.292502</text:p>
              </table:table-cell>
            </table:table-row>
            <table:table-row>
              <table:table-cell office:value-type="string">
                <text:p>11:48:54</text:p>
              </table:table-cell>
              <table:table-cell office:value-type="float" office:value="96.409749">
                <text:p>96.409749</text:p>
              </table:table-cell>
              <table:table-cell office:value-type="float" office:value="130.167462">
                <text:p>130.167462</text:p>
              </table:table-cell>
            </table:table-row>
            <table:table-row>
              <table:table-cell office:value-type="string">
                <text:p>11:48:55</text:p>
              </table:table-cell>
              <table:table-cell office:value-type="float" office:value="111.346948">
                <text:p>111.346948</text:p>
              </table:table-cell>
              <table:table-cell office:value-type="float" office:value="63.272281">
                <text:p>63.272281</text:p>
              </table:table-cell>
            </table:table-row>
            <table:table-row>
              <table:table-cell office:value-type="string">
                <text:p>11:48:56</text:p>
              </table:table-cell>
              <table:table-cell office:value-type="float" office:value="85.887483">
                <text:p>85.887483</text:p>
              </table:table-cell>
              <table:table-cell office:value-type="float" office:value="57.505772">
                <text:p>57.505772</text:p>
              </table:table-cell>
            </table:table-row>
            <table:table-row>
              <table:table-cell office:value-type="string">
                <text:p>11:48:57</text:p>
              </table:table-cell>
              <table:table-cell office:value-type="float" office:value="76.809761">
                <text:p>76.809761</text:p>
              </table:table-cell>
              <table:table-cell office:value-type="float" office:value="30.317369">
                <text:p>30.317369</text:p>
              </table:table-cell>
            </table:table-row>
            <table:table-row>
              <table:table-cell office:value-type="string">
                <text:p>11:48:58</text:p>
              </table:table-cell>
              <table:table-cell office:value-type="float" office:value="81.876884">
                <text:p>81.876884</text:p>
              </table:table-cell>
              <table:table-cell office:value-type="float" office:value="44.770111">
                <text:p>44.770111</text:p>
              </table:table-cell>
            </table:table-row>
            <table:table-row>
              <table:table-cell office:value-type="string">
                <text:p>11:48:59</text:p>
              </table:table-cell>
              <table:table-cell office:value-type="float" office:value="63.104518">
                <text:p>63.104518</text:p>
              </table:table-cell>
              <table:table-cell office:value-type="float" office:value="31.682752">
                <text:p>31.682752</text:p>
              </table:table-cell>
            </table:table-row>
            <table:table-row>
              <table:table-cell office:value-type="string">
                <text:p>11:49:00</text:p>
              </table:table-cell>
              <table:table-cell office:value-type="float" office:value="55.402517">
                <text:p>55.402517</text:p>
              </table:table-cell>
              <table:table-cell office:value-type="float" office:value="27.789092">
                <text:p>27.789092</text:p>
              </table:table-cell>
            </table:table-row>
            <table:table-row>
              <table:table-cell office:value-type="string">
                <text:p>11:49:01</text:p>
              </table:table-cell>
              <table:table-cell office:value-type="float" office:value="52.165474">
                <text:p>52.165474</text:p>
              </table:table-cell>
              <table:table-cell office:value-type="float" office:value="35.810678">
                <text:p>35.810678</text:p>
              </table:table-cell>
            </table:table-row>
            <table:table-row>
              <table:table-cell office:value-type="string">
                <text:p>11:49:02</text:p>
              </table:table-cell>
              <table:table-cell office:value-type="float" office:value="60.902313">
                <text:p>60.902313</text:p>
              </table:table-cell>
              <table:table-cell office:value-type="float" office:value="12.950755">
                <text:p>12.950755</text:p>
              </table:table-cell>
            </table:table-row>
            <table:table-row>
              <table:table-cell office:value-type="string">
                <text:p>11:49:03</text:p>
              </table:table-cell>
              <table:table-cell office:value-type="float" office:value="9.55791">
                <text:p>9.55791</text:p>
              </table:table-cell>
              <table:table-cell office:value-type="float" office:value="1.198257">
                <text:p>1.1982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705cm" svg:height="9.005cm" xlink:href=".." xlink:type="simple" chart:class="chart:bar" chart:style-name="ch1">
        <chart:legend chart:legend-position="end" svg:x="14.071cm" svg:y="4.229cm" style:legend-expansion="high" chart:style-name="ch2"/>
        <chart:plot-area chart:style-name="ch3" table:cell-range-address="progression.B2:progression.B54 progression.G1:progression.G54" chart:data-source-has-labels="both" svg:x="0.334cm" svg:y="0.18cm" svg:width="13.403cm" svg:height="8.645cm">
          <chartooo:coordinate-region svg:x="1.273cm" svg:y="0.18cm" svg:width="12.464cm" svg:height="7.043cm"/>
          <chart:axis chart:dimension="x" chart:name="primary-x" chart:style-name="ch4" chartooo:axis-type="auto">
            <chartooo:date-scale/>
            <chart:categories table:cell-range-address="progression.B2:progression.B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gression.G2:progression.G54" chart:label-cell-address="progression.G1:progression.G1" chart:class="chart:bar"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progression.G1:progression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:48:11</text:p>
                <draw:g>
                  <svg:desc>progression.B2:progression.B54</svg:desc>
                </draw:g>
              </table:table-cell>
              <table:table-cell office:value-type="float" office:value="3">
                <text:p>3</text:p>
                <draw:g>
                  <svg:desc>progression.G2:progression.G54</svg:desc>
                </draw:g>
              </table:table-cell>
            </table:table-row>
            <table:table-row>
              <table:table-cell office:value-type="string">
                <text:p>11:48: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:48: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:48: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:48: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:48: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:48: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:48: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:48: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:48: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:48: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:48: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:48: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:48: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:48: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:48: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:48: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:48: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:48: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:48: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:48: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:48: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:48: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:48: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:48: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:48: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:48: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:48: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:48:3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:48: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:48: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:48:4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:48: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:48: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:48: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:48:4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:48: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:48: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:48:4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:48: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:48: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:48: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:48: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:48: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:48:5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:48: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:48: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:48: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:48: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:49: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:49: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:49:0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:49:0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795cm" svg:y="4.227cm" style:legend-expansion="high" chart:style-name="ch2"/>
        <chart:plot-area chart:style-name="ch3" table:cell-range-address="progression.G1:progression.G42 progression.E1:progression.E42" chart:data-source-has-labels="row" svg:x="0.32cm" svg:y="0.18cm" svg:width="14.155cm" svg:height="8.64cm">
          <chartooo:coordinate-region svg:x="1.127cm" svg:y="0.354cm" svg:width="13.161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rogression.E2:progression.E42" chart:label-cell-address="progression.E1:progression.E1" chart:class="chart:scatter">
            <chart:domain table:cell-range-address="progression.G2:progression.G42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RT</text:p>
                <draw:g>
                  <svg:desc>progression.E1:progressio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progression.G2:progression.G42</svg:desc>
                </draw:g>
              </table:table-cell>
              <table:table-cell office:value-type="float" office:value="2.452667">
                <text:p>2.452667</text:p>
                <draw:g>
                  <svg:desc>progression.E2:progression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77437">
                <text:p>7.77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3.719627">
                <text:p>53.719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.827885">
                <text:p>2.8278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.201286">
                <text:p>2.201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7.712993">
                <text:p>17.712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34.022147">
                <text:p>34.0221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32.86817">
                <text:p>32.868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7.449098">
                <text:p>27.4490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4.619831">
                <text:p>14.6198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6.231624">
                <text:p>16.2316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8.277174">
                <text:p>28.2771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33.651366">
                <text:p>33.6513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46.181508">
                <text:p>46.181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4.458489">
                <text:p>64.4584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59.625931">
                <text:p>59.6259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55.09807">
                <text:p>55.098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5.542152">
                <text:p>25.542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.003962">
                <text:p>11.0039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.086832">
                <text:p>8.0868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19.081317">
                <text:p>19.0813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7.454136">
                <text:p>7.4541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5.551307">
                <text:p>5.5513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4.216158">
                <text:p>4.216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171.952094">
                <text:p>171.9520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215.080783">
                <text:p>215.0807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237.405736">
                <text:p>237.4057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50.31858">
                <text:p>250.318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10.312151">
                <text:p>210.3121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29.520819">
                <text:p>229.5208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49.440156">
                <text:p>149.4401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331.435813">
                <text:p>331.4358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252.408249">
                <text:p>252.4082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194.31649">
                <text:p>194.316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146.327176">
                <text:p>146.3271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141.369305">
                <text:p>141.3693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106.75855">
                <text:p>106.758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167.296841">
                <text:p>167.2968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97.468434">
                <text:p>197.4684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99.00152">
                <text:p>199.001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13.049827">
                <text:p>113.0498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4 0 1 2 3" chart:style-name="ch1">
        <chart:legend chart:legend-position="end" svg:x="13.631cm" svg:y="3.56cm" style:legend-expansion="high" chart:style-name="ch2"/>
        <chart:plot-area chart:style-name="ch3" table:cell-range-address="foo_2.M2:foo_2.M14 foo_2.B2:foo_2.E14" chart:data-source-has-labels="row" svg:x="0.32cm" svg:y="0.18cm" svg:width="12.991cm" svg:height="8.64cm">
          <chartooo:coordinate-region svg:x="1.867cm" svg:y="0.354cm" svg:width="11.071cm" svg:height="7.8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o_2.B3:foo_2.B14" chart:label-cell-address="foo_2.B2:foo_2.B2" chart:class="chart:scatter">
            <chart:domain table:cell-range-address="foo_2.M3:foo_2.M14"/>
            <chart:data-point chart:repeated="12"/>
          </chart:series>
          <chart:series chart:style-name="ch8" chart:values-cell-range-address="foo_2.C3:foo_2.C14" chart:label-cell-address="foo_2.C2:foo_2.C2" chart:class="chart:scatter">
            <chart:data-point chart:repeated="12"/>
          </chart:series>
          <chart:series chart:style-name="ch9" chart:values-cell-range-address="foo_2.D3:foo_2.D14" chart:label-cell-address="foo_2.D2:foo_2.D2" chart:class="chart:scatter">
            <chart:data-point chart:repeated="12"/>
          </chart:series>
          <chart:series chart:style-name="ch10" chart:values-cell-range-address="foo_2.E3:foo_2.E14" chart:label-cell-address="foo_2.E2:foo_2.E2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total reads</text:p>
                <draw:g>
                  <svg:desc>foo_2.B2:foo_2.B2</svg:desc>
                </draw:g>
              </table:table-cell>
              <table:table-cell office:value-type="string">
                <text:p>merged</text:p>
                <draw:g>
                  <svg:desc>foo_2.C2:foo_2.C2</svg:desc>
                </draw:g>
              </table:table-cell>
              <table:table-cell office:value-type="string">
                <text:p>sectors</text:p>
                <draw:g>
                  <svg:desc>foo_2.D2:foo_2.D2</svg:desc>
                </draw:g>
              </table:table-cell>
              <table:table-cell office:value-type="string">
                <text:p>ms</text:p>
                <draw:g>
                  <svg:desc>foo_2.E2:foo_2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o_2.M3:foo_2.M14</svg:desc>
                </draw:g>
              </table:table-cell>
              <table:table-cell office:value-type="float" office:value="185024">
                <text:p>185024</text:p>
                <draw:g>
                  <svg:desc>foo_2.B3:foo_2.B14</svg:desc>
                </draw:g>
              </table:table-cell>
              <table:table-cell office:value-type="float" office:value="24367">
                <text:p>24367</text:p>
                <draw:g>
                  <svg:desc>foo_2.C3:foo_2.C14</svg:desc>
                </draw:g>
              </table:table-cell>
              <table:table-cell office:value-type="float" office:value="9808291">
                <text:p>9808291</text:p>
                <draw:g>
                  <svg:desc>foo_2.D3:foo_2.D14</svg:desc>
                </draw:g>
              </table:table-cell>
              <table:table-cell office:value-type="float" office:value="881624">
                <text:p>881624</text:p>
                <draw:g>
                  <svg:desc>foo_2.E3:foo_2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5024">
                <text:p>185024</text:p>
              </table:table-cell>
              <table:table-cell office:value-type="float" office:value="24367">
                <text:p>24367</text:p>
              </table:table-cell>
              <table:table-cell office:value-type="float" office:value="9808291">
                <text:p>9808291</text:p>
              </table:table-cell>
              <table:table-cell office:value-type="float" office:value="881624">
                <text:p>881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5024">
                <text:p>185024</text:p>
              </table:table-cell>
              <table:table-cell office:value-type="float" office:value="24367">
                <text:p>24367</text:p>
              </table:table-cell>
              <table:table-cell office:value-type="float" office:value="9808291">
                <text:p>9808291</text:p>
              </table:table-cell>
              <table:table-cell office:value-type="float" office:value="881624">
                <text:p>881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85024">
                <text:p>185024</text:p>
              </table:table-cell>
              <table:table-cell office:value-type="float" office:value="24367">
                <text:p>24367</text:p>
              </table:table-cell>
              <table:table-cell office:value-type="float" office:value="9808291">
                <text:p>9808291</text:p>
              </table:table-cell>
              <table:table-cell office:value-type="float" office:value="881624">
                <text:p>881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85024">
                <text:p>185024</text:p>
              </table:table-cell>
              <table:table-cell office:value-type="float" office:value="24367">
                <text:p>24367</text:p>
              </table:table-cell>
              <table:table-cell office:value-type="float" office:value="9808291">
                <text:p>9808291</text:p>
              </table:table-cell>
              <table:table-cell office:value-type="float" office:value="881624">
                <text:p>8816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85024">
                <text:p>185024</text:p>
              </table:table-cell>
              <table:table-cell office:value-type="float" office:value="24367">
                <text:p>24367</text:p>
              </table:table-cell>
              <table:table-cell office:value-type="float" office:value="9808291">
                <text:p>9808291</text:p>
              </table:table-cell>
              <table:table-cell office:value-type="float" office:value="881624">
                <text:p>8816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85024">
                <text:p>185024</text:p>
              </table:table-cell>
              <table:table-cell office:value-type="float" office:value="24367">
                <text:p>24367</text:p>
              </table:table-cell>
              <table:table-cell office:value-type="float" office:value="9808291">
                <text:p>9808291</text:p>
              </table:table-cell>
              <table:table-cell office:value-type="float" office:value="881624">
                <text:p>8816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85024">
                <text:p>185024</text:p>
              </table:table-cell>
              <table:table-cell office:value-type="float" office:value="24367">
                <text:p>24367</text:p>
              </table:table-cell>
              <table:table-cell office:value-type="float" office:value="9808291">
                <text:p>9808291</text:p>
              </table:table-cell>
              <table:table-cell office:value-type="float" office:value="881624">
                <text:p>881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5024">
                <text:p>185024</text:p>
              </table:table-cell>
              <table:table-cell office:value-type="float" office:value="24367">
                <text:p>24367</text:p>
              </table:table-cell>
              <table:table-cell office:value-type="float" office:value="9808291">
                <text:p>9808291</text:p>
              </table:table-cell>
              <table:table-cell office:value-type="float" office:value="881624">
                <text:p>8816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85024">
                <text:p>185024</text:p>
              </table:table-cell>
              <table:table-cell office:value-type="float" office:value="24367">
                <text:p>24367</text:p>
              </table:table-cell>
              <table:table-cell office:value-type="float" office:value="9808291">
                <text:p>9808291</text:p>
              </table:table-cell>
              <table:table-cell office:value-type="float" office:value="881624">
                <text:p>8816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85024">
                <text:p>185024</text:p>
              </table:table-cell>
              <table:table-cell office:value-type="float" office:value="24367">
                <text:p>24367</text:p>
              </table:table-cell>
              <table:table-cell office:value-type="float" office:value="9808291">
                <text:p>9808291</text:p>
              </table:table-cell>
              <table:table-cell office:value-type="float" office:value="881624">
                <text:p>8816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5024">
                <text:p>185024</text:p>
              </table:table-cell>
              <table:table-cell office:value-type="float" office:value="24367">
                <text:p>24367</text:p>
              </table:table-cell>
              <table:table-cell office:value-type="float" office:value="9808291">
                <text:p>9808291</text:p>
              </table:table-cell>
              <table:table-cell office:value-type="float" office:value="881624">
                <text:p>8816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2 3" chart:style-name="ch1">
        <chart:legend chart:legend-position="end" svg:x="13.578cm" svg:y="3.56cm" style:legend-expansion="high" chart:style-name="ch2"/>
        <chart:plot-area chart:style-name="ch3" table:cell-range-address="foo_2.M3:foo_2.M14 foo_2.F2:foo_2.I14" chart:data-source-has-labels="row" svg:x="0.32cm" svg:y="0.18cm" svg:width="12.938cm" svg:height="8.64cm">
          <chartooo:coordinate-region svg:x="2.423cm" svg:y="0.354cm" svg:width="10.648cm" svg:height="7.8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o_2.F3:foo_2.F14" chart:label-cell-address="foo_2.F2:foo_2.F2" chart:class="chart:scatter">
            <chart:domain table:cell-range-address="foo_2.M3:foo_2.M14"/>
            <chart:data-point chart:repeated="12"/>
          </chart:series>
          <chart:series chart:style-name="ch8" chart:values-cell-range-address="foo_2.G3:foo_2.G14" chart:label-cell-address="foo_2.G2:foo_2.G2" chart:class="chart:scatter">
            <chart:data-point chart:repeated="12"/>
          </chart:series>
          <chart:series chart:style-name="ch9" chart:values-cell-range-address="foo_2.H3:foo_2.H14" chart:label-cell-address="foo_2.H2:foo_2.H2" chart:class="chart:scatter">
            <chart:data-point chart:repeated="12"/>
          </chart:series>
          <chart:series chart:style-name="ch10" chart:values-cell-range-address="foo_2.I3:foo_2.I14" chart:label-cell-address="foo_2.I2:foo_2.I2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total writes</text:p>
                <draw:g>
                  <svg:desc>foo_2.F2:foo_2.F2</svg:desc>
                </draw:g>
              </table:table-cell>
              <table:table-cell office:value-type="string">
                <text:p>merged</text:p>
                <draw:g>
                  <svg:desc>foo_2.G2:foo_2.G2</svg:desc>
                </draw:g>
              </table:table-cell>
              <table:table-cell office:value-type="string">
                <text:p>sectors</text:p>
                <draw:g>
                  <svg:desc>foo_2.H2:foo_2.H2</svg:desc>
                </draw:g>
              </table:table-cell>
              <table:table-cell office:value-type="string">
                <text:p>ms</text:p>
                <draw:g>
                  <svg:desc>foo_2.I2:foo_2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o_2.M3:foo_2.M14</svg:desc>
                </draw:g>
              </table:table-cell>
              <table:table-cell office:value-type="float" office:value="65983502">
                <text:p>65983502</text:p>
                <draw:g>
                  <svg:desc>foo_2.F3:foo_2.F14</svg:desc>
                </draw:g>
              </table:table-cell>
              <table:table-cell office:value-type="float" office:value="4126067">
                <text:p>4126067</text:p>
                <draw:g>
                  <svg:desc>foo_2.G3:foo_2.G14</svg:desc>
                </draw:g>
              </table:table-cell>
              <table:table-cell office:value-type="float" office:value="3459184754">
                <text:p>3459184754</text:p>
                <draw:g>
                  <svg:desc>foo_2.H3:foo_2.H14</svg:desc>
                </draw:g>
              </table:table-cell>
              <table:table-cell office:value-type="float" office:value="330136436">
                <text:p>330136436</text:p>
                <draw:g>
                  <svg:desc>foo_2.I3:foo_2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5983757">
                <text:p>65983757</text:p>
              </table:table-cell>
              <table:table-cell office:value-type="float" office:value="4126093">
                <text:p>4126093</text:p>
              </table:table-cell>
              <table:table-cell office:value-type="float" office:value="3459193260">
                <text:p>3459193260</text:p>
              </table:table-cell>
              <table:table-cell office:value-type="float" office:value="330136440">
                <text:p>3301364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5984003">
                <text:p>65984003</text:p>
              </table:table-cell>
              <table:table-cell office:value-type="float" office:value="4126141">
                <text:p>4126141</text:p>
              </table:table-cell>
              <table:table-cell office:value-type="float" office:value="3459202393">
                <text:p>3459202393</text:p>
              </table:table-cell>
              <table:table-cell office:value-type="float" office:value="330136444">
                <text:p>330136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5984206">
                <text:p>65984206</text:p>
              </table:table-cell>
              <table:table-cell office:value-type="float" office:value="4126160">
                <text:p>4126160</text:p>
              </table:table-cell>
              <table:table-cell office:value-type="float" office:value="3459209547">
                <text:p>3459209547</text:p>
              </table:table-cell>
              <table:table-cell office:value-type="float" office:value="330136448">
                <text:p>330136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5984474">
                <text:p>65984474</text:p>
              </table:table-cell>
              <table:table-cell office:value-type="float" office:value="4126175">
                <text:p>4126175</text:p>
              </table:table-cell>
              <table:table-cell office:value-type="float" office:value="3459219362">
                <text:p>3459219362</text:p>
              </table:table-cell>
              <table:table-cell office:value-type="float" office:value="330136452">
                <text:p>3301364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5984745">
                <text:p>65984745</text:p>
              </table:table-cell>
              <table:table-cell office:value-type="float" office:value="4126232">
                <text:p>4126232</text:p>
              </table:table-cell>
              <table:table-cell office:value-type="float" office:value="3459229919">
                <text:p>3459229919</text:p>
              </table:table-cell>
              <table:table-cell office:value-type="float" office:value="330136468">
                <text:p>3301364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5985235">
                <text:p>65985235</text:p>
              </table:table-cell>
              <table:table-cell office:value-type="float" office:value="4126366">
                <text:p>4126366</text:p>
              </table:table-cell>
              <table:table-cell office:value-type="float" office:value="3459262912">
                <text:p>3459262912</text:p>
              </table:table-cell>
              <table:table-cell office:value-type="float" office:value="330136484">
                <text:p>330136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5985637">
                <text:p>65985637</text:p>
              </table:table-cell>
              <table:table-cell office:value-type="float" office:value="4126455">
                <text:p>4126455</text:p>
              </table:table-cell>
              <table:table-cell office:value-type="float" office:value="3459285947">
                <text:p>3459285947</text:p>
              </table:table-cell>
              <table:table-cell office:value-type="float" office:value="330136492">
                <text:p>3301364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5985971">
                <text:p>65985971</text:p>
              </table:table-cell>
              <table:table-cell office:value-type="float" office:value="4126464">
                <text:p>4126464</text:p>
              </table:table-cell>
              <table:table-cell office:value-type="float" office:value="3459312202">
                <text:p>3459312202</text:p>
              </table:table-cell>
              <table:table-cell office:value-type="float" office:value="330136500">
                <text:p>330136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5986291">
                <text:p>65986291</text:p>
              </table:table-cell>
              <table:table-cell office:value-type="float" office:value="4126505">
                <text:p>4126505</text:p>
              </table:table-cell>
              <table:table-cell office:value-type="float" office:value="3459339275">
                <text:p>3459339275</text:p>
              </table:table-cell>
              <table:table-cell office:value-type="float" office:value="330136516">
                <text:p>3301365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5986647">
                <text:p>65986647</text:p>
              </table:table-cell>
              <table:table-cell office:value-type="float" office:value="4126516">
                <text:p>4126516</text:p>
              </table:table-cell>
              <table:table-cell office:value-type="float" office:value="3459365903">
                <text:p>3459365903</text:p>
              </table:table-cell>
              <table:table-cell office:value-type="float" office:value="330136524">
                <text:p>3301365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5986946">
                <text:p>65986946</text:p>
              </table:table-cell>
              <table:table-cell office:value-type="float" office:value="4126590">
                <text:p>4126590</text:p>
              </table:table-cell>
              <table:table-cell office:value-type="float" office:value="3459377797">
                <text:p>3459377797</text:p>
              </table:table-cell>
              <table:table-cell office:value-type="float" office:value="330136532">
                <text:p>33013653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" chart:style-name="ch1">
        <chart:legend chart:legend-position="end" svg:x="14.689cm" svg:y="4.005cm" style:legend-expansion="high" chart:style-name="ch2"/>
        <chart:plot-area chart:style-name="ch3" table:cell-range-address="foo_2.M3:foo_2.M14 foo_2.J2:foo_2.K14" chart:data-source-has-labels="row" svg:x="0.32cm" svg:y="0.18cm" svg:width="14.049cm" svg:height="8.64cm">
          <chartooo:coordinate-region svg:x="1.312cm" svg:y="0.353cm" svg:width="12.87cm" svg:height="7.8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o_2.J3:foo_2.J14" chart:label-cell-address="foo_2.J2:foo_2.J2" chart:class="chart:scatter">
            <chart:domain table:cell-range-address="foo_2.M3:foo_2.M14"/>
            <chart:data-point chart:repeated="12"/>
          </chart:series>
          <chart:series chart:style-name="ch8" chart:values-cell-range-address="foo_2.K3:foo_2.K14" chart:label-cell-address="foo_2.K2:foo_2.K2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ur</text:p>
                <draw:g>
                  <svg:desc>foo_2.J2:foo_2.J2</svg:desc>
                </draw:g>
              </table:table-cell>
              <table:table-cell office:value-type="string">
                <text:p>sec</text:p>
                <draw:g>
                  <svg:desc>foo_2.K2:foo_2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o_2.M3:foo_2.M14</svg:desc>
                </draw:g>
              </table:table-cell>
              <table:table-cell office:value-type="float" office:value="0">
                <text:p>0</text:p>
                <draw:g>
                  <svg:desc>foo_2.J3:foo_2.J14</svg:desc>
                </draw:g>
              </table:table-cell>
              <table:table-cell office:value-type="float" office:value="6551">
                <text:p>6551</text:p>
                <draw:g>
                  <svg:desc>foo_2.K3:foo_2.K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551">
                <text:p>6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551">
                <text:p>6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551">
                <text:p>65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551">
                <text:p>65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551">
                <text:p>65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551">
                <text:p>65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551">
                <text:p>65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6551">
                <text:p>65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551">
                <text:p>65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551">
                <text:p>65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6551">
                <text:p>655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4 0 1 2 3" chart:style-name="ch1">
        <chart:title svg:x="7.097cm" svg:y="0.315cm" chart:style-name="ch2">
          <text:p>Disk IO </text:p>
        </chart:title>
        <chart:legend chart:legend-position="end" svg:x="14.286cm" svg:y="3.56cm" style:legend-expansion="high" chart:style-name="ch3"/>
        <chart:plot-area chart:style-name="ch4" table:cell-range-address="foo.T2:foo.T14 foo.H2:foo.K14" chart:data-source-has-labels="row" svg:x="1.279cm" svg:y="1.248cm" svg:width="12.687cm" svg:height="6.643cm">
          <chartooo:coordinate-region svg:x="2.271cm" svg:y="1.421cm" svg:width="11.508cm" svg:height="5.876cm"/>
          <chart:axis chart:dimension="x" chart:name="primary-x" chart:style-name="ch5">
            <chart:title svg:x="5.395cm" svg:y="8.071cm" chart:style-name="ch6">
              <text:p>sample no (ie, wall-clock time)</text:p>
            </chart:title>
          </chart:axis>
          <chart:axis chart:dimension="y" chart:name="primary-y" chart:style-name="ch7">
            <chart:title svg:x="0.451cm" svg:y="5.658cm" chart:style-name="ch8">
              <text:p>blocks/second</text:p>
            </chart:title>
            <chart:grid chart:style-name="ch9" chart:class="major"/>
          </chart:axis>
          <chart:series chart:style-name="ch10" chart:values-cell-range-address="foo.H3:foo.H14" chart:label-cell-address="foo.H2:foo.H2" chart:class="chart:scatter">
            <chart:domain table:cell-range-address="foo.T3:foo.T14"/>
            <chart:data-point chart:repeated="12"/>
          </chart:series>
          <chart:series chart:style-name="ch10" chart:values-cell-range-address="foo.I3:foo.I14" chart:label-cell-address="foo.I2:foo.I2" chart:class="chart:scatter">
            <chart:data-point chart:repeated="12"/>
          </chart:series>
          <chart:series chart:style-name="ch11" chart:values-cell-range-address="foo.J3:foo.J14" chart:label-cell-address="foo.J2:foo.J2" chart:class="chart:scatter">
            <chart:data-point chart:repeated="12"/>
          </chart:series>
          <chart:series chart:style-name="ch12" chart:values-cell-range-address="foo.K3:foo.K14" chart:label-cell-address="foo.K2:foo.K2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si</text:p>
                <draw:g>
                  <svg:desc>foo.H2:foo.H2</svg:desc>
                </draw:g>
              </table:table-cell>
              <table:table-cell office:value-type="string">
                <text:p>so</text:p>
                <draw:g>
                  <svg:desc>foo.I2:foo.I2</svg:desc>
                </draw:g>
              </table:table-cell>
              <table:table-cell office:value-type="string">
                <text:p>bi</text:p>
                <draw:g>
                  <svg:desc>foo.J2:foo.J2</svg:desc>
                </draw:g>
              </table:table-cell>
              <table:table-cell office:value-type="string">
                <text:p>bo</text:p>
                <draw:g>
                  <svg:desc>foo.K2:foo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o.T3:foo.T14</svg:desc>
                </draw:g>
              </table:table-cell>
              <table:table-cell office:value-type="float" office:value="0">
                <text:p>0</text:p>
                <draw:g>
                  <svg:desc>foo.H3:foo.H14</svg:desc>
                </draw:g>
              </table:table-cell>
              <table:table-cell office:value-type="float" office:value="0">
                <text:p>0</text:p>
                <draw:g>
                  <svg:desc>foo.I3:foo.I14</svg:desc>
                </draw:g>
              </table:table-cell>
              <table:table-cell office:value-type="float" office:value="0">
                <text:p>0</text:p>
                <draw:g>
                  <svg:desc>foo.J3:foo.J14</svg:desc>
                </draw:g>
              </table:table-cell>
              <table:table-cell office:value-type="float" office:value="18">
                <text:p>18</text:p>
                <draw:g>
                  <svg:desc>foo.K3:foo.K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5">
                <text:p>60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